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rebuchet MS" svg:font-family="'Trebuchet MS', Verdana, sans-serif"/>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1722in"/>
    </style:style>
    <style:style style:name="Table1.B" style:family="table-column">
      <style:table-column-properties style:column-width="1.9139in"/>
    </style:style>
    <style:style style:name="Table1.D" style:family="table-column">
      <style:table-column-properties style:column-width="1.925in"/>
    </style:style>
    <style:style style:name="Table1.A1" style:family="table-cell">
      <style:table-cell-properties style:vertical-align="middle" fo:background-color="transparent" fo:padding="0.0194in" fo:border="none">
        <style:background-image/>
      </style:table-cell-properties>
    </style:style>
    <style:style style:name="Table1.D1" style:family="table-cell">
      <style:table-cell-properties fo:padding="0.0194in" fo:border="none"/>
    </style:style>
    <style:style style:name="Table1.B2" style:family="table-cell">
      <style:table-cell-properties style:vertical-align="middle" fo:background-color="#fff2e5" fo:padding="0.0194in" fo:border="none">
        <style:background-image/>
      </style:table-cell-properties>
    </style:style>
    <style:style style:name="Table1.B3" style:family="table-cell">
      <style:table-cell-properties style:vertical-align="middle" fo:background-color="#f2e0ce" fo:padding="0.0194in" fo:border="none">
        <style:background-image/>
      </style:table-cell-properties>
    </style:style>
    <style:style style:name="Table2" style:family="table">
      <style:table-properties style:width="6.925in" table:align="left"/>
    </style:style>
    <style:style style:name="Table2.A" style:family="table-column">
      <style:table-column-properties style:column-width="1.1361in"/>
    </style:style>
    <style:style style:name="Table2.B" style:family="table-column">
      <style:table-column-properties style:column-width="1.7528in"/>
    </style:style>
    <style:style style:name="Table2.C" style:family="table-column">
      <style:table-column-properties style:column-width="2.0076in"/>
    </style:style>
    <style:style style:name="Table2.D" style:family="table-column">
      <style:table-column-properties style:column-width="2.0285in"/>
    </style:style>
    <style:style style:name="Table2.A1" style:family="table-cell">
      <style:table-cell-properties style:vertical-align="middle" fo:background-color="transparent" fo:padding="0.0194in" fo:border="none">
        <style:background-image/>
      </style:table-cell-properties>
    </style:style>
    <style:style style:name="Table2.D1" style:family="table-cell">
      <style:table-cell-properties fo:padding="0.0194in" fo:border="none"/>
    </style:style>
    <style:style style:name="Table2.B2" style:family="table-cell">
      <style:table-cell-properties style:vertical-align="middle" fo:background-color="#fff2e5" fo:padding="0.0194in" fo:border="none">
        <style:background-image/>
      </style:table-cell-properties>
    </style:style>
    <style:style style:name="Table2.B3" style:family="table-cell">
      <style:table-cell-properties style:vertical-align="middle" fo:background-color="#f2e0ce" fo:padding="0.0194in" fo:border="none">
        <style:background-image/>
      </style:table-cell-properties>
    </style:style>
    <style:style style:name="Table3" style:family="table">
      <style:table-properties style:width="6.925in" table:align="left"/>
    </style:style>
    <style:style style:name="Table3.A" style:family="table-column">
      <style:table-column-properties style:column-width="1.1208in"/>
    </style:style>
    <style:style style:name="Table3.B" style:family="table-column">
      <style:table-column-properties style:column-width="1.9271in"/>
    </style:style>
    <style:style style:name="Table3.D" style:family="table-column">
      <style:table-column-properties style:column-width="1.95in"/>
    </style:style>
    <style:style style:name="Table3.A1" style:family="table-cell">
      <style:table-cell-properties style:vertical-align="middle" fo:background-color="transparent" fo:padding="0.0194in" fo:border="none">
        <style:background-image/>
      </style:table-cell-properties>
    </style:style>
    <style:style style:name="Table3.D1" style:family="table-cell">
      <style:table-cell-properties fo:padding="0.0194in" fo:border="none"/>
    </style:style>
    <style:style style:name="Table3.B2" style:family="table-cell">
      <style:table-cell-properties style:vertical-align="middle" fo:background-color="#fff2e5" fo:padding="0.0194in" fo:border="none">
        <style:background-image/>
      </style:table-cell-properties>
    </style:style>
    <style:style style:name="Table3.B3" style:family="table-cell">
      <style:table-cell-properties style:vertical-align="middle" fo:background-color="#f2e0ce" fo:padding="0.0194in"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margin-left="0in" fo:margin-right="0in" fo:margin-top="0in" fo:margin-bottom="0.0835in" fo:orphans="2" fo:widows="2" fo:text-indent="0in" style:auto-text-indent="false"/>
    </style:style>
    <style:style style:name="P4"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normal"/>
    </style:style>
    <style:style style:name="P5"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normal" style:font-weight-asian="bold" style:font-weight-complex="bold"/>
    </style:style>
    <style:style style:name="P6"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normal" style:font-weight-asian="normal" style:font-weight-complex="normal"/>
    </style:style>
    <style:style style:name="P7"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bold" style:font-weight-asian="bold" style:font-weight-complex="bold"/>
    </style:style>
    <style:style style:name="P8" style:family="paragraph" style:parent-style-name="Text_20_body">
      <style:paragraph-properties fo:margin-left="0in" fo:margin-right="0in" fo:margin-top="0in" fo:margin-bottom="0.0835in" fo:orphans="2" fo:widows="2" fo:text-indent="0in" style:auto-text-indent="false"/>
      <style:text-properties fo:font-size="10.5pt" fo:font-weight="normal" style:font-size-asian="10.5pt" style:font-weight-asian="normal" style:font-size-complex="10.5pt" style:font-weight-complex="normal"/>
    </style:style>
    <style:style style:name="P9" style:family="paragraph" style:parent-style-name="Text_20_body">
      <style:paragraph-properties fo:margin-left="0in" fo:margin-right="0in" fo:margin-top="0in" fo:margin-bottom="0.0835in" fo:orphans="2" fo:widows="2" fo:text-indent="0in" style:auto-text-indent="false"/>
      <style:text-properties style:font-name="Trebuchet MS1" fo:font-size="10.5pt" fo:font-weight="normal" style:font-size-asian="10.5pt" style:font-weight-asian="normal" style:font-size-complex="10.5pt" style:font-weight-complex="normal"/>
    </style:style>
    <style:style style:name="P10" style:family="paragraph" style:parent-style-name="Heading_20_5">
      <style:paragraph-properties fo:margin-left="0in" fo:margin-right="0in" fo:margin-top="0.1043in" fo:margin-bottom="0in" fo:orphans="2" fo:widows="2" fo:text-indent="0in" style:auto-text-indent="false"/>
    </style:style>
    <style:style style:name="P11" style:family="paragraph" style:parent-style-name="Heading_20_5">
      <style:paragraph-properties fo:margin-left="0in" fo:margin-right="0in" fo:margin-top="0.1043in" fo:margin-bottom="0in" fo:orphans="2" fo:widows="2" fo:text-indent="0in" style:auto-text-indent="false"/>
      <style:text-properties fo:font-variant="normal" fo:text-transform="none" fo:color="#000000" style:font-name="Trebuchet MS" fo:letter-spacing="normal" fo:font-style="normal"/>
    </style:style>
    <style:style style:name="P12" style:family="paragraph" style:parent-style-name="Text_20_body">
      <style:paragraph-properties fo:margin-left="0in" fo:margin-right="0in" fo:margin-top="0in" fo:margin-bottom="0in" fo:text-align="center" style:justify-single-word="false" fo:text-indent="0in" style:auto-text-indent="false" fo:padding="0in" fo:border="none"/>
    </style:style>
    <style:style style:name="P13" style:family="paragraph" style:parent-style-name="Table_20_Contents">
      <style:paragraph-properties fo:padding="0in" fo:border="none"/>
    </style:style>
    <style:style style:name="P14" style:family="paragraph" style:parent-style-name="Table_20_Heading">
      <style:paragraph-properties fo:text-align="start" style:justify-single-word="false" fo:padding="0in" fo:border="none"/>
      <style:text-properties fo:color="#000000"/>
    </style:style>
    <style:style style:name="P15" style:family="paragraph" style:parent-style-name="Table_20_Heading">
      <style:paragraph-properties fo:text-align="start" style:justify-single-word="false" fo:padding="0in" fo:border="none"/>
      <style:text-properties fo:color="#000000" fo:font-size="12pt" style:font-size-asian="12pt" style:font-size-complex="12pt"/>
    </style:style>
    <style:style style:name="P16" style:family="paragraph" style:parent-style-name="Table_20_Heading">
      <style:paragraph-properties fo:text-align="end" style:justify-single-word="false" fo:padding="0in" fo:border="none"/>
    </style:style>
    <style:style style:name="P17" style:family="paragraph" style:parent-style-name="Text_20_body">
      <style:text-properties fo:font-variant="normal" fo:text-transform="none" fo:color="#000000" style:font-name="Trebuchet MS" fo:letter-spacing="normal" fo:font-style="normal"/>
    </style:style>
    <style:style style:name="P18" style:family="paragraph" style:parent-style-name="Heading_20_5">
      <style:text-properties fo:font-variant="normal" fo:text-transform="none" fo:color="#000000" style:font-name="Trebuchet MS" fo:letter-spacing="normal" fo:font-style="normal"/>
    </style:style>
    <style:style style:name="P19" style:family="paragraph" style:parent-style-name="Heading_20_3">
      <style:text-properties fo:font-variant="normal" fo:text-transform="none" fo:color="#000000" style:font-name="Trebuchet MS" fo:letter-spacing="normal" fo:font-style="normal" fo:font-weight="normal" style:font-weight-asian="normal" style:font-weight-complex="normal"/>
    </style:style>
    <style:style style:name="P20" style:family="paragraph" style:parent-style-name="Heading_20_3">
      <style:text-properties fo:font-variant="normal" fo:text-transform="none" fo:color="#000000" style:font-name="Trebuchet MS" fo:font-size="14pt" fo:letter-spacing="normal" fo:font-style="normal"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66" style:text-line-through-style="none" style:text-underline-style="none" style:text-blinking="false"/>
    </style:style>
    <style:style style:name="T3" style:family="text">
      <style:text-properties fo:color="#660000" style:text-line-through-style="none" style:text-underline-style="none" style:text-blinking="false"/>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Trebuchet MS" fo:font-size="10.5pt" fo:letter-spacing="normal" fo:font-style="normal" fo:font-weight="normal"/>
    </style:style>
    <style:style style:name="T6" style:family="text">
      <style:text-properties fo:font-variant="normal" fo:text-transform="none" fo:color="#000000" style:font-name="Trebuchet MS" fo:letter-spacing="normal" fo:font-style="normal"/>
    </style:style>
    <style:style style:name="T7" style:family="text">
      <style:text-properties fo:font-variant="normal" fo:text-transform="none" fo:color="#000000" style:font-name="Trebuchet MS" fo:letter-spacing="normal" fo:font-style="normal" fo:font-weight="bold" style:font-weight-asian="bold" style:font-weight-complex="bold"/>
    </style:style>
    <style:style style:name="T8" style:family="text">
      <style:text-properties fo:font-variant="normal" fo:text-transform="none" fo:color="#000066" style:text-line-through-style="none" style:font-name="Trebuchet MS" fo:font-size="10.5pt" fo:letter-spacing="normal" fo:font-style="normal" style:text-underline-style="none" fo:font-weight="normal" style:text-blinking="false"/>
    </style:style>
    <style:style style:name="T9" style:family="text">
      <style:text-properties fo:font-variant="normal" fo:text-transform="none" fo:color="#000066" style:text-line-through-style="none" style:font-name="Trebuchet MS" fo:font-size="10.5pt" fo:letter-spacing="normal" fo:font-style="italic" style:text-underline-style="none" fo:font-weight="normal" style:text-blinking="false"/>
    </style:style>
    <style:style style:name="T10" style:family="text">
      <style:text-properties fo:font-variant="normal" fo:text-transform="none" fo:color="#000066" style:text-line-through-style="none" style:font-name="Trebuchet MS" fo:letter-spacing="normal" fo:font-style="normal" style:text-underline-style="none" style:text-blinking="false"/>
    </style:style>
    <style:style style:name="T11" style:family="text">
      <style:text-properties fo:font-variant="normal" fo:text-transform="none" fo:color="#660000" style:text-line-through-style="none" style:font-name="Trebuchet MS" fo:font-size="10.5pt" fo:letter-spacing="normal" fo:font-style="normal" style:text-underline-style="none" fo:font-weight="normal" style:text-blinking="false"/>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4"/>
          </table:table-cell>
          <table:table-cell table:style-name="Table1.A1" office:value-type="string">
            <text:p text:style-name="P14">1st-Level Astral Construct (1 PP)</text:p>
          </table:table-cell>
          <table:table-cell table:style-name="Table1.A1" office:value-type="string">
            <text:p text:style-name="P14">2nd-Level Astral Construct (3 PP)</text:p>
          </table:table-cell>
          <table:table-cell table:style-name="Table1.D1" office:value-type="string">
            <text:p text:style-name="P14">3rd-Level Astral Construct (5 PP)</text:p>
          </table:table-cell>
        </table:table-row>
        <table:table-row>
          <table:table-cell table:style-name="Table1.A1" office:value-type="string">
            <text:p text:style-name="P16"><text:a xlink:type="simple" xlink:href="http://www.d20srd.org/srd/monsters/intro.htm#sizeAndType" text:style-name="Internet_20_link" text:visited-style-name="Visited_20_Internet_20_Link"><text:span text:style-name="T2">Size/Type</text:span></text:a><text:span text:style-name="T1">:</text:span></text:p>
          </table:table-cell>
          <table:table-cell table:style-name="Table1.B2" office:value-type="string">
            <text:p text:style-name="P13"><text:a xlink:type="simple" xlink:href="http://www.d20srd.org/srd/combat/movementPositionAndDistance.htm#bigandLittleCreaturesInCombat" text:style-name="Internet_20_link" text:visited-style-name="Visited_20_Internet_20_Link"><text:span text:style-name="T2">Small</text:span></text:a> <text:a xlink:type="simple" xlink:href="http://www.d20srd.org/srd/typesSubtypes.htm#constructType" text:style-name="Internet_20_link" text:visited-style-name="Visited_20_Internet_20_Link"><text:span text:style-name="T2">Construct</text:span></text:a></text:p>
          </table:table-cell>
          <table:table-cell table:style-name="Table1.B2" office:value-type="string">
            <text:p text:style-name="P13"><text:a xlink:type="simple" xlink:href="http://www.d20srd.org/srd/combat/movementPositionAndDistance.htm#bigandLittleCreaturesInCombat" text:style-name="Internet_20_link" text:visited-style-name="Visited_20_Internet_20_Link"><text:span text:style-name="T2">Medium</text:span></text:a> <text:a xlink:type="simple" xlink:href="http://www.d20srd.org/srd/typesSubtypes.htm#constructType" text:style-name="Internet_20_link" text:visited-style-name="Visited_20_Internet_20_Link"><text:span text:style-name="T2">Construct</text:span></text:a></text:p>
          </table:table-cell>
          <table:table-cell table:style-name="Table1.B2" office:value-type="string">
            <text:p text:style-name="P13"><text:a xlink:type="simple" xlink:href="http://www.d20srd.org/srd/combat/movementPositionAndDistance.htm#bigandLittleCreaturesInCombat" text:style-name="Internet_20_link" text:visited-style-name="Visited_20_Internet_20_Link"><text:span text:style-name="T2">Medium</text:span></text:a> <text:a xlink:type="simple" xlink:href="http://www.d20srd.org/srd/typesSubtypes.htm#constructType" text:style-name="Internet_20_link" text:visited-style-name="Visited_20_Internet_20_Link"><text:span text:style-name="T2">Construct</text:span></text:a></text:p>
          </table:table-cell>
        </table:table-row>
        <table:table-row>
          <table:table-cell table:style-name="Table1.A1" office:value-type="string">
            <text:p text:style-name="P16"><text:a xlink:type="simple" xlink:href="http://www.d20srd.org/srd/monsters/intro.htm#hitDice" text:style-name="Internet_20_link" text:visited-style-name="Visited_20_Internet_20_Link"><text:span text:style-name="T2">Hit Dice</text:span></text:a><text:span text:style-name="T1">:</text:span></text:p>
          </table:table-cell>
          <table:table-cell table:style-name="Table1.B3" office:value-type="string">
            <text:p text:style-name="P13"><text:a xlink:type="simple" xlink:href="javascript:void(0);" text:style-name="Internet_20_link" text:visited-style-name="Visited_20_Internet_20_Link"><text:span text:style-name="T3">1d10+10</text:span></text:a> (15 hp)</text:p>
          </table:table-cell>
          <table:table-cell table:style-name="Table1.B3" office:value-type="string">
            <text:p text:style-name="P13"><text:a xlink:type="simple" xlink:href="javascript:void(0);" text:style-name="Internet_20_link" text:visited-style-name="Visited_20_Internet_20_Link"><text:span text:style-name="T3">2d10+20</text:span></text:a> (31 hp)</text:p>
          </table:table-cell>
          <table:table-cell table:style-name="Table1.B3" office:value-type="string">
            <text:p text:style-name="P13"><text:a xlink:type="simple" xlink:href="javascript:void(0);" text:style-name="Internet_20_link" text:visited-style-name="Visited_20_Internet_20_Link"><text:span text:style-name="T3">3d10+20</text:span></text:a> (36 hp)</text:p>
          </table:table-cell>
        </table:table-row>
        <table:table-row>
          <table:table-cell table:style-name="Table1.A1" office:value-type="string">
            <text:p text:style-name="P16"><text:a xlink:type="simple" xlink:href="http://www.d20srd.org/srd/monsters/intro.htm#initiative" text:style-name="Internet_20_link" text:visited-style-name="Visited_20_Internet_20_Link"><text:span text:style-name="T2">Initiative</text:span></text:a><text:span text:style-name="T1">:</text:span></text:p>
          </table:table-cell>
          <table:table-cell table:style-name="Table1.B2" office:value-type="string">
            <text:p text:style-name="P13"><text:a xlink:type="simple" xlink:href="javascript:void(0);" text:style-name="Internet_20_link" text:visited-style-name="Visited_20_Internet_20_Link"><text:span text:style-name="T3">+2</text:span></text:a></text:p>
          </table:table-cell>
          <table:table-cell table:style-name="Table1.B2" office:value-type="string">
            <text:p text:style-name="P13"><text:a xlink:type="simple" xlink:href="javascript:void(0);" text:style-name="Internet_20_link" text:visited-style-name="Visited_20_Internet_20_Link"><text:span text:style-name="T3">+2</text:span></text:a></text:p>
          </table:table-cell>
          <table:table-cell table:style-name="Table1.B2" office:value-type="string">
            <text:p text:style-name="P13"><text:a xlink:type="simple" xlink:href="javascript:void(0);" text:style-name="Internet_20_link" text:visited-style-name="Visited_20_Internet_20_Link"><text:span text:style-name="T3">+2</text:span></text:a></text:p>
          </table:table-cell>
        </table:table-row>
        <table:table-row>
          <table:table-cell table:style-name="Table1.A1" office:value-type="string">
            <text:p text:style-name="P16"><text:a xlink:type="simple" xlink:href="http://www.d20srd.org/srd/monsters/intro.htm#speed" text:style-name="Internet_20_link" text:visited-style-name="Visited_20_Internet_20_Link"><text:span text:style-name="T2">Speed</text:span></text:a><text:span text:style-name="T1">:</text:span></text:p>
          </table:table-cell>
          <table:table-cell table:style-name="Table1.B3" office:value-type="string">
            <text:p text:style-name="P13">30 ft. (6 squares)</text:p>
          </table:table-cell>
          <table:table-cell table:style-name="Table1.B3" office:value-type="string">
            <text:p text:style-name="P13">40 ft. (8 squares)</text:p>
          </table:table-cell>
          <table:table-cell table:style-name="Table1.B3" office:value-type="string">
            <text:p text:style-name="P13">40 ft. (8 squares)</text:p>
          </table:table-cell>
        </table:table-row>
        <table:table-row>
          <table:table-cell table:style-name="Table1.A1" office:value-type="string">
            <text:p text:style-name="P16"><text:a xlink:type="simple" xlink:href="http://www.d20srd.org/srd/monsters/intro.htm#armorClass" text:style-name="Internet_20_link" text:visited-style-name="Visited_20_Internet_20_Link"><text:span text:style-name="T2">Armor Class</text:span></text:a><text:span text:style-name="T1">:</text:span></text:p>
          </table:table-cell>
          <table:table-cell table:style-name="Table1.B2" office:value-type="string">
            <text:p text:style-name="P13">18 (+2 Dex, +5 natural, +1 size), touch 13, <text:a xlink:type="simple" xlink:href="http://www.d20srd.org/srd/conditionSummary.htm#flatFooted" text:style-name="Internet_20_link" text:visited-style-name="Visited_20_Internet_20_Link"><text:span text:style-name="T2">flat-footed</text:span></text:a> 16</text:p>
          </table:table-cell>
          <table:table-cell table:style-name="Table1.B2" office:value-type="string">
            <text:p text:style-name="P13">18 (+2 Dex, +6 natural), touch 12, <text:a xlink:type="simple" xlink:href="http://www.d20srd.org/srd/conditionSummary.htm#flatFooted" text:style-name="Internet_20_link" text:visited-style-name="Visited_20_Internet_20_Link"><text:span text:style-name="T2">flat-footed</text:span></text:a> 16</text:p>
          </table:table-cell>
          <table:table-cell table:style-name="Table1.B2" office:value-type="string">
            <text:p text:style-name="P13">20 (+2 Dex, +8 natural), touch 12, <text:a xlink:type="simple" xlink:href="http://www.d20srd.org/srd/conditionSummary.htm#flatFooted" text:style-name="Internet_20_link" text:visited-style-name="Visited_20_Internet_20_Link"><text:span text:style-name="T2">flat-footed</text:span></text:a> 18</text:p>
          </table:table-cell>
        </table:table-row>
        <table:table-row>
          <table:table-cell table:style-name="Table1.A1" office:value-type="string">
            <text:p text:style-name="P16"><text:a xlink:type="simple" xlink:href="http://www.d20srd.org/srd/monsters/intro.htm#baseAttackGrapple" text:style-name="Internet_20_link" text:visited-style-name="Visited_20_Internet_20_Link"><text:span text:style-name="T2">Base Attack/Grapple</text:span></text:a><text:span text:style-name="T1">:</text:span></text:p>
          </table:table-cell>
          <table:table-cell table:style-name="Table1.B3" office:value-type="string">
            <text:p text:style-name="P13"><text:a xlink:type="simple" xlink:href="javascript:void(0);" text:style-name="Internet_20_link" text:visited-style-name="Visited_20_Internet_20_Link"><text:span text:style-name="T3">+0</text:span></text:a>/<text:a xlink:type="simple" xlink:href="javascript:void(0);" text:style-name="Internet_20_link" text:visited-style-name="Visited_20_Internet_20_Link"><text:span text:style-name="T3">-2</text:span></text:a></text:p>
          </table:table-cell>
          <table:table-cell table:style-name="Table1.B3" office:value-type="string">
            <text:p text:style-name="P13"><text:a xlink:type="simple" xlink:href="javascript:void(0);" text:style-name="Internet_20_link" text:visited-style-name="Visited_20_Internet_20_Link"><text:span text:style-name="T3">+1</text:span></text:a>/<text:a xlink:type="simple" xlink:href="javascript:void(0);" text:style-name="Internet_20_link" text:visited-style-name="Visited_20_Internet_20_Link"><text:span text:style-name="T3">+4</text:span></text:a></text:p>
          </table:table-cell>
          <table:table-cell table:style-name="Table1.B3" office:value-type="string">
            <text:p text:style-name="P13"><text:a xlink:type="simple" xlink:href="javascript:void(0);" text:style-name="Internet_20_link" text:visited-style-name="Visited_20_Internet_20_Link"><text:span text:style-name="T3">+2</text:span></text:a>/<text:a xlink:type="simple" xlink:href="javascript:void(0);" text:style-name="Internet_20_link" text:visited-style-name="Visited_20_Internet_20_Link"><text:span text:style-name="T3">+7</text:span></text:a></text:p>
          </table:table-cell>
        </table:table-row>
        <table:table-row>
          <table:table-cell table:style-name="Table1.A1" office:value-type="string">
            <text:p text:style-name="P16"><text:a xlink:type="simple" xlink:href="http://www.d20srd.org/srd/monsters/intro.htm#attack" text:style-name="Internet_20_link" text:visited-style-name="Visited_20_Internet_20_Link"><text:span text:style-name="T2">Attack</text:span></text:a><text:span text:style-name="T1">:</text:span></text:p>
          </table:table-cell>
          <table:table-cell table:style-name="Table1.B2"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2</text:span></text:a> melee (<text:a xlink:type="simple" xlink:href="javascript:void(0);" text:style-name="Internet_20_link" text:visited-style-name="Visited_20_Internet_20_Link"><text:span text:style-name="T3">1d4+3</text:span></text:a>)</text:p>
          </table:table-cell>
          <table:table-cell table:style-name="Table1.B2"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4</text:span></text:a> melee (<text:a xlink:type="simple" xlink:href="javascript:void(0);" text:style-name="Internet_20_link" text:visited-style-name="Visited_20_Internet_20_Link"><text:span text:style-name="T3">1d6+4</text:span></text:a>)</text:p>
          </table:table-cell>
          <table:table-cell table:style-name="Table1.B2"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7</text:span></text:a> melee (<text:a xlink:type="simple" xlink:href="javascript:void(0);" text:style-name="Internet_20_link" text:visited-style-name="Visited_20_Internet_20_Link"><text:span text:style-name="T3">1d6+7</text:span></text:a>)</text:p>
          </table:table-cell>
        </table:table-row>
        <table:table-row>
          <table:table-cell table:style-name="Table1.A1" office:value-type="string">
            <text:p text:style-name="P16"><text:a xlink:type="simple" xlink:href="http://www.d20srd.org/srd/monsters/intro.htm#fullAttack" text:style-name="Internet_20_link" text:visited-style-name="Visited_20_Internet_20_Link"><text:span text:style-name="T2">Full Attack</text:span></text:a><text:span text:style-name="T1">:</text:span></text:p>
          </table:table-cell>
          <table:table-cell table:style-name="Table1.B3"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2</text:span></text:a> melee (<text:a xlink:type="simple" xlink:href="javascript:void(0);" text:style-name="Internet_20_link" text:visited-style-name="Visited_20_Internet_20_Link"><text:span text:style-name="T3">1d4+3</text:span></text:a>)</text:p>
          </table:table-cell>
          <table:table-cell table:style-name="Table1.B3"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4</text:span></text:a> melee (<text:a xlink:type="simple" xlink:href="javascript:void(0);" text:style-name="Internet_20_link" text:visited-style-name="Visited_20_Internet_20_Link"><text:span text:style-name="T3">1d6+4</text:span></text:a>)</text:p>
          </table:table-cell>
          <table:table-cell table:style-name="Table1.B3"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7</text:span></text:a> melee (<text:a xlink:type="simple" xlink:href="javascript:void(0);" text:style-name="Internet_20_link" text:visited-style-name="Visited_20_Internet_20_Link"><text:span text:style-name="T3">1d6+7</text:span></text:a>)</text:p>
          </table:table-cell>
        </table:table-row>
        <table:table-row>
          <table:table-cell table:style-name="Table1.A1" office:value-type="string">
            <text:p text:style-name="P16"><text:a xlink:type="simple" xlink:href="http://www.d20srd.org/srd/monsters/intro.htm#spaceReach" text:style-name="Internet_20_link" text:visited-style-name="Visited_20_Internet_20_Link"><text:span text:style-name="T2">Space/Reach</text:span></text:a><text:span text:style-name="T1">:</text:span></text:p>
          </table:table-cell>
          <table:table-cell table:style-name="Table1.B2" office:value-type="string">
            <text:p text:style-name="P13">5 ft./5 ft.</text:p>
          </table:table-cell>
          <table:table-cell table:style-name="Table1.B2" office:value-type="string">
            <text:p text:style-name="P13">5 ft./5 ft.</text:p>
          </table:table-cell>
          <table:table-cell table:style-name="Table1.B2" office:value-type="string">
            <text:p text:style-name="P13">5 ft./5 ft.</text:p>
          </table:table-cell>
        </table:table-row>
        <table:table-row>
          <table:table-cell table:style-name="Table1.A1" office:value-type="string">
            <text:p text:style-name="P16"><text:a xlink:type="simple" xlink:href="http://www.d20srd.org/srd/monsters/intro.htm#specialAttacksAndSpecialQualities" text:style-name="Internet_20_link" text:visited-style-name="Visited_20_Internet_20_Link"><text:span text:style-name="T2">Special Attacks</text:span></text:a><text:span text:style-name="T1">:</text:span></text:p>
          </table:table-cell>
          <table:table-cell table:style-name="Table1.B3" office:value-type="string">
            <text:p text:style-name="P13">—</text:p>
          </table:table-cell>
          <table:table-cell table:style-name="Table1.B3" office:value-type="string">
            <text:p text:style-name="P13">—</text:p>
          </table:table-cell>
          <table:table-cell table:style-name="Table1.B3" office:value-type="string">
            <text:p text:style-name="P13">—</text:p>
          </table:table-cell>
        </table:table-row>
        <table:table-row>
          <table:table-cell table:style-name="Table1.A1" office:value-type="string">
            <text:p text:style-name="P16"><text:a xlink:type="simple" xlink:href="http://www.d20srd.org/srd/monsters/intro.htm#specialAttacksAndSpecialQualities" text:style-name="Internet_20_link" text:visited-style-name="Visited_20_Internet_20_Link"><text:span text:style-name="T2">Special Qualities</text:span></text:a><text:span text:style-name="T1">:</text:span></text:p>
          </table:table-cell>
          <table:table-cell table:style-name="Table1.B2" office:value-type="string">
            <text:p text:style-name="P13">One ability from Menu A, construct traits, <text:a xlink:type="simple" xlink:href="http://www.d20srd.org/srd/specialAbilities.htm#darkvision" text:style-name="Internet_20_link" text:visited-style-name="Visited_20_Internet_20_Link"><text:span text:style-name="T2">darkvision</text:span></text:a> 60 ft., <text:a xlink:type="simple" xlink:href="http://www.d20srd.org/srd/specialAbilities.htm#lowLightVision" text:style-name="Internet_20_link" text:visited-style-name="Visited_20_Internet_20_Link"><text:span text:style-name="T2">low-light vision</text:span></text:a></text:p>
          </table:table-cell>
          <table:table-cell table:style-name="Table1.B2" office:value-type="string">
            <text:p text:style-name="P13">One ability from Menu A, construct traits, <text:a xlink:type="simple" xlink:href="http://www.d20srd.org/srd/specialAbilities.htm#darkvision" text:style-name="Internet_20_link" text:visited-style-name="Visited_20_Internet_20_Link"><text:span text:style-name="T2">darkvision</text:span></text:a> 60 ft., <text:a xlink:type="simple" xlink:href="http://www.d20srd.org/srd/specialAbilities.htm#lowLightVision" text:style-name="Internet_20_link" text:visited-style-name="Visited_20_Internet_20_Link"><text:span text:style-name="T2">low-light vision</text:span></text:a></text:p>
          </table:table-cell>
          <table:table-cell table:style-name="Table1.B2" office:value-type="string">
            <text:p text:style-name="P13">One ability from Menu A, construct traits, <text:a xlink:type="simple" xlink:href="http://www.d20srd.org/srd/specialAbilities.htm#darkvision" text:style-name="Internet_20_link" text:visited-style-name="Visited_20_Internet_20_Link"><text:span text:style-name="T2">darkvision</text:span></text:a> 60 ft., <text:a xlink:type="simple" xlink:href="http://www.d20srd.org/srd/specialAbilities.htm#lowLightVision" text:style-name="Internet_20_link" text:visited-style-name="Visited_20_Internet_20_Link"><text:span text:style-name="T2">low-light vision</text:span></text:a></text:p>
          </table:table-cell>
        </table:table-row>
        <table:table-row>
          <table:table-cell table:style-name="Table1.A1" office:value-type="string">
            <text:p text:style-name="P16"><text:a xlink:type="simple" xlink:href="http://www.d20srd.org/srd/monsters/intro.htm#saves" text:style-name="Internet_20_link" text:visited-style-name="Visited_20_Internet_20_Link"><text:span text:style-name="T2">Saves</text:span></text:a><text:span text:style-name="T1">:</text:span></text:p>
          </table:table-cell>
          <table:table-cell table:style-name="Table1.B3" office:value-type="string">
            <text:p text:style-name="P13">Fort <text:a xlink:type="simple" xlink:href="javascript:void(0);" text:style-name="Internet_20_link" text:visited-style-name="Visited_20_Internet_20_Link"><text:span text:style-name="T3">+0</text:span></text:a>, Ref <text:a xlink:type="simple" xlink:href="javascript:void(0);" text:style-name="Internet_20_link" text:visited-style-name="Visited_20_Internet_20_Link"><text:span text:style-name="T3">+2</text:span></text:a>, Will <text:a xlink:type="simple" xlink:href="javascript:void(0);" text:style-name="Internet_20_link" text:visited-style-name="Visited_20_Internet_20_Link"><text:span text:style-name="T3">+0</text:span></text:a></text:p>
          </table:table-cell>
          <table:table-cell table:style-name="Table1.B3" office:value-type="string">
            <text:p text:style-name="P13">Fort <text:a xlink:type="simple" xlink:href="javascript:void(0);" text:style-name="Internet_20_link" text:visited-style-name="Visited_20_Internet_20_Link"><text:span text:style-name="T3">+0</text:span></text:a>, Ref <text:a xlink:type="simple" xlink:href="javascript:void(0);" text:style-name="Internet_20_link" text:visited-style-name="Visited_20_Internet_20_Link"><text:span text:style-name="T3">+2</text:span></text:a>, Will <text:a xlink:type="simple" xlink:href="javascript:void(0);" text:style-name="Internet_20_link" text:visited-style-name="Visited_20_Internet_20_Link"><text:span text:style-name="T3">+0</text:span></text:a></text:p>
          </table:table-cell>
          <table:table-cell table:style-name="Table1.B3" office:value-type="string">
            <text:p text:style-name="P13">Fort <text:a xlink:type="simple" xlink:href="javascript:void(0);" text:style-name="Internet_20_link" text:visited-style-name="Visited_20_Internet_20_Link"><text:span text:style-name="T3">+1</text:span></text:a>, Ref <text:a xlink:type="simple" xlink:href="javascript:void(0);" text:style-name="Internet_20_link" text:visited-style-name="Visited_20_Internet_20_Link"><text:span text:style-name="T3">+3</text:span></text:a>, Will <text:a xlink:type="simple" xlink:href="javascript:void(0);" text:style-name="Internet_20_link" text:visited-style-name="Visited_20_Internet_20_Link"><text:span text:style-name="T3">+1</text:span></text:a></text:p>
          </table:table-cell>
        </table:table-row>
        <table:table-row>
          <table:table-cell table:style-name="Table1.A1" office:value-type="string">
            <text:p text:style-name="P16"><text:a xlink:type="simple" xlink:href="http://www.d20srd.org/srd/monsters/intro.htm#abilities" text:style-name="Internet_20_link" text:visited-style-name="Visited_20_Internet_20_Link"><text:span text:style-name="T2">Abilities</text:span></text:a><text:span text:style-name="T1">:</text:span></text:p>
          </table:table-cell>
          <table:table-cell table:style-name="Table1.B2" office:value-type="string">
            <text:p text:style-name="P13">Str 15, Dex 15, Con <text:a xlink:type="simple" xlink:href="http://www.d20srd.org/srd/specialAbilities.htm#constitution" text:style-name="Internet_20_link" text:visited-style-name="Visited_20_Internet_20_Link"><text:span text:style-name="T2">Ø</text:span></text:a>, Int <text:a xlink:type="simple" xlink:href="http://www.d20srd.org/srd/specialAbilities.htm#intelligence" text:style-name="Internet_20_link" text:visited-style-name="Visited_20_Internet_20_Link"><text:span text:style-name="T2">Ø</text:span></text:a>, Wis 11, Cha 10</text:p>
          </table:table-cell>
          <table:table-cell table:style-name="Table1.B2" office:value-type="string">
            <text:p text:style-name="P13">Str 17, Dex 15, Con <text:a xlink:type="simple" xlink:href="http://www.d20srd.org/srd/specialAbilities.htm#constitution" text:style-name="Internet_20_link" text:visited-style-name="Visited_20_Internet_20_Link"><text:span text:style-name="T2">Ø</text:span></text:a>, Int <text:a xlink:type="simple" xlink:href="http://www.d20srd.org/srd/specialAbilities.htm#intelligence" text:style-name="Internet_20_link" text:visited-style-name="Visited_20_Internet_20_Link"><text:span text:style-name="T2">Ø</text:span></text:a>, Wis 11, Cha 10</text:p>
          </table:table-cell>
          <table:table-cell table:style-name="Table1.B2" office:value-type="string">
            <text:p text:style-name="P13">Str 21, Dex 15, Con <text:a xlink:type="simple" xlink:href="http://www.d20srd.org/srd/specialAbilities.htm#constitution" text:style-name="Internet_20_link" text:visited-style-name="Visited_20_Internet_20_Link"><text:span text:style-name="T2">Ø</text:span></text:a>, Int <text:a xlink:type="simple" xlink:href="http://www.d20srd.org/srd/specialAbilities.htm#intelligence" text:style-name="Internet_20_link" text:visited-style-name="Visited_20_Internet_20_Link"><text:span text:style-name="T2">Ø</text:span></text:a>, Wis 11, Cha 10</text:p>
          </table:table-cell>
        </table:table-row>
        <table:table-row>
          <table:table-cell table:style-name="Table1.A1" office:value-type="string">
            <text:p text:style-name="P16"><text:a xlink:type="simple" xlink:href="http://www.d20srd.org/srd/monsters/intro.htm#skills" text:style-name="Internet_20_link" text:visited-style-name="Visited_20_Internet_20_Link"><text:span text:style-name="T2">Skills</text:span></text:a><text:span text:style-name="T1">:</text:span></text:p>
          </table:table-cell>
          <table:table-cell table:style-name="Table1.B3" office:value-type="string">
            <text:p text:style-name="P13">—</text:p>
          </table:table-cell>
          <table:table-cell table:style-name="Table1.B3" office:value-type="string">
            <text:p text:style-name="P13">—</text:p>
          </table:table-cell>
          <table:table-cell table:style-name="Table1.B3" office:value-type="string">
            <text:p text:style-name="P13">—</text:p>
          </table:table-cell>
        </table:table-row>
        <table:table-row>
          <table:table-cell table:style-name="Table1.A1" office:value-type="string">
            <text:p text:style-name="P16"><text:a xlink:type="simple" xlink:href="http://www.d20srd.org/srd/monsters/intro.htm#feats" text:style-name="Internet_20_link" text:visited-style-name="Visited_20_Internet_20_Link"><text:span text:style-name="T2">Feats</text:span></text:a><text:span text:style-name="T1">:</text:span></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row>
        <table:table-row>
          <table:table-cell table:style-name="Table1.A1" office:value-type="string">
            <text:p text:style-name="P16"><text:a xlink:type="simple" xlink:href="http://www.d20srd.org/srd/monsters/intro.htm#environment" text:style-name="Internet_20_link" text:visited-style-name="Visited_20_Internet_20_Link"><text:span text:style-name="T2">Environment</text:span></text:a><text:span text:style-name="T1">:</text:span></text:p>
          </table:table-cell>
          <table:table-cell table:style-name="Table1.B3" office:value-type="string">
            <text:p text:style-name="P13">Any</text:p>
          </table:table-cell>
          <table:table-cell table:style-name="Table1.B3" office:value-type="string">
            <text:p text:style-name="P13">Any</text:p>
          </table:table-cell>
          <table:table-cell table:style-name="Table1.B3" office:value-type="string">
            <text:p text:style-name="P13">Any</text:p>
          </table:table-cell>
        </table:table-row>
        <table:table-row>
          <table:table-cell table:style-name="Table1.A1" office:value-type="string">
            <text:p text:style-name="P16"><text:a xlink:type="simple" xlink:href="http://www.d20srd.org/srd/monsters/intro.htm#organization" text:style-name="Internet_20_link" text:visited-style-name="Visited_20_Internet_20_Link"><text:span text:style-name="T2">Organization</text:span></text:a><text:span text:style-name="T1">:</text:span></text:p>
          </table:table-cell>
          <table:table-cell table:style-name="Table1.B2" office:value-type="string">
            <text:p text:style-name="P13">Solitary</text:p>
          </table:table-cell>
          <table:table-cell table:style-name="Table1.B2" office:value-type="string">
            <text:p text:style-name="P13">Solitary</text:p>
          </table:table-cell>
          <table:table-cell table:style-name="Table1.B2" office:value-type="string">
            <text:p text:style-name="P13">Solitary</text:p>
          </table:table-cell>
        </table:table-row>
        <table:table-row>
          <table:table-cell table:style-name="Table1.A1" office:value-type="string">
            <text:p text:style-name="P16"><text:a xlink:type="simple" xlink:href="http://www.d20srd.org/srd/monsters/intro.htm#challengeRating" text:style-name="Internet_20_link" text:visited-style-name="Visited_20_Internet_20_Link"><text:span text:style-name="T2">Challenge Rating</text:span></text:a><text:span text:style-name="T1">:</text:span></text:p>
          </table:table-cell>
          <table:table-cell table:style-name="Table1.B3" office:value-type="string">
            <text:p text:style-name="P13">1/2</text:p>
          </table:table-cell>
          <table:table-cell table:style-name="Table1.B3" office:value-type="string">
            <text:p text:style-name="P13">1</text:p>
          </table:table-cell>
          <table:table-cell table:style-name="Table1.B3" office:value-type="string">
            <text:p text:style-name="P13">2</text:p>
          </table:table-cell>
        </table:table-row>
        <table:table-row>
          <table:table-cell table:style-name="Table1.A1" office:value-type="string">
            <text:p text:style-name="P16"><text:a xlink:type="simple" xlink:href="http://www.d20srd.org/srd/monsters/intro.htm#treasure" text:style-name="Internet_20_link" text:visited-style-name="Visited_20_Internet_20_Link"><text:span text:style-name="T2">Treasure</text:span></text:a><text:span text:style-name="T1">:</text:span></text:p>
          </table:table-cell>
          <table:table-cell table:style-name="Table1.B2" office:value-type="string">
            <text:p text:style-name="P13">None</text:p>
          </table:table-cell>
          <table:table-cell table:style-name="Table1.B2" office:value-type="string">
            <text:p text:style-name="P13">None</text:p>
          </table:table-cell>
          <table:table-cell table:style-name="Table1.B2" office:value-type="string">
            <text:p text:style-name="P13">None</text:p>
          </table:table-cell>
        </table:table-row>
        <table:table-row>
          <table:table-cell table:style-name="Table1.A1" office:value-type="string">
            <text:p text:style-name="P16"><text:a xlink:type="simple" xlink:href="http://www.d20srd.org/srd/monsters/intro.htm#alignment" text:style-name="Internet_20_link" text:visited-style-name="Visited_20_Internet_20_Link"><text:span text:style-name="T2">Alignment</text:span></text:a><text:span text:style-name="T1">:</text:span></text:p>
          </table:table-cell>
          <table:table-cell table:style-name="Table1.B3" office:value-type="string">
            <text:p text:style-name="P13">Always neutral</text:p>
          </table:table-cell>
          <table:table-cell table:style-name="Table1.B3" office:value-type="string">
            <text:p text:style-name="P13">Always neutral</text:p>
          </table:table-cell>
          <table:table-cell table:style-name="Table1.B3" office:value-type="string">
            <text:p text:style-name="P13">Always neutral</text:p>
          </table:table-cell>
        </table:table-row>
        <table:table-row>
          <table:table-cell table:style-name="Table1.A1" office:value-type="string">
            <text:p text:style-name="P16"><text:a xlink:type="simple" xlink:href="http://www.d20srd.org/srd/monsters/intro.htm#advancement" text:style-name="Internet_20_link" text:visited-style-name="Visited_20_Internet_20_Link"><text:span text:style-name="T2">Advancement</text:span></text:a><text:span text:style-name="T1">:</text:span></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3">—</text:p>
          </table:table-cell>
        </table:table-row>
        <table:table-row>
          <table:table-cell table:style-name="Table1.A1" office:value-type="string">
            <text:p text:style-name="P16"><text:a xlink:type="simple" xlink:href="http://www.d20srd.org/srd/monsters/intro.htm#levelAdjustment" text:style-name="Internet_20_link" text:visited-style-name="Visited_20_Internet_20_Link"><text:span text:style-name="T2">Level Adjustment</text:span></text:a><text:span text:style-name="T1">:</text:span></text:p>
          </table:table-cell>
          <table:table-cell table:style-name="Table1.B3" office:value-type="string">
            <text:p text:style-name="P13">—</text:p>
          </table:table-cell>
          <table:table-cell table:style-name="Table1.B3" office:value-type="string">
            <text:p text:style-name="P13">—</text:p>
          </table:table-cell>
          <table:table-cell table:style-name="Table1.B3" office:value-type="string">
            <text:p text:style-name="P13">—</text:p>
          </table:table-cell>
        </table:table-row>
      </table:table>
      <text:h text:style-name="P18" text:outline-level="5"/>
      <text:p text:style-name="P17"/>
      <text:p text:style-name="P17"/>
      <text:p text:style-name="P17"/>
      <text:p text:style-name="P17"/>
      <text:p text:style-name="P17"><text:soft-page-break/></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
          </table:table-cell>
          <table:table-cell table:style-name="Table2.A1" office:value-type="string">
            <text:p text:style-name="P14">4th-Level Astral Construct (7 PP)</text:p>
          </table:table-cell>
          <table:table-cell table:style-name="Table2.A1" office:value-type="string">
            <text:p text:style-name="P14">5th-Level Astral Construct (9 PP)</text:p>
          </table:table-cell>
          <table:table-cell table:style-name="Table2.D1" office:value-type="string">
            <text:p text:style-name="P15">6th-Level Astral Construct (11 PP)</text:p>
          </table:table-cell>
        </table:table-row>
        <table:table-row>
          <table:table-cell table:style-name="Table2.A1" office:value-type="string">
            <text:p text:style-name="P16"><text:a xlink:type="simple" xlink:href="http://www.d20srd.org/srd/monsters/intro.htm#sizeAndType" text:style-name="Internet_20_link" text:visited-style-name="Visited_20_Internet_20_Link"><text:span text:style-name="T2">Size/Type</text:span></text:a><text:span text:style-name="T1">:</text:span></text:p>
          </table:table-cell>
          <table:table-cell table:style-name="Table2.B2" office:value-type="string">
            <text:p text:style-name="P13"><text:a xlink:type="simple" xlink:href="http://www.d20srd.org/srd/combat/movementPositionAndDistance.htm#bigandLittleCreaturesInCombat" text:style-name="Internet_20_link" text:visited-style-name="Visited_20_Internet_20_Link"><text:span text:style-name="T2">Medium</text:span></text:a> <text:a xlink:type="simple" xlink:href="http://www.d20srd.org/srd/typesSubtypes.htm#constructType" text:style-name="Internet_20_link" text:visited-style-name="Visited_20_Internet_20_Link"><text:span text:style-name="T2">Construct</text:span></text:a></text:p>
          </table:table-cell>
          <table:table-cell table:style-name="Table2.B2" office:value-type="string">
            <text:p text:style-name="P13"><text:a xlink:type="simple" xlink:href="http://www.d20srd.org/srd/combat/movementPositionAndDistance.htm#bigandLittleCreaturesInCombat" text:style-name="Internet_20_link" text:visited-style-name="Visited_20_Internet_20_Link"><text:span text:style-name="T2">Large</text:span></text:a> <text:a xlink:type="simple" xlink:href="http://www.d20srd.org/srd/typesSubtypes.htm#constructType" text:style-name="Internet_20_link" text:visited-style-name="Visited_20_Internet_20_Link"><text:span text:style-name="T2">Construct</text:span></text:a></text:p>
          </table:table-cell>
          <table:table-cell table:style-name="Table2.B2" office:value-type="string">
            <text:p text:style-name="P13"><text:a xlink:type="simple" xlink:href="http://www.d20srd.org/srd/combat/movementPositionAndDistance.htm#bigandLittleCreaturesInCombat" text:style-name="Internet_20_link" text:visited-style-name="Visited_20_Internet_20_Link"><text:span text:style-name="T2">Large</text:span></text:a> <text:a xlink:type="simple" xlink:href="http://www.d20srd.org/srd/typesSubtypes.htm#constructType" text:style-name="Internet_20_link" text:visited-style-name="Visited_20_Internet_20_Link"><text:span text:style-name="T2">Construct</text:span></text:a></text:p>
          </table:table-cell>
        </table:table-row>
        <table:table-row>
          <table:table-cell table:style-name="Table2.A1" office:value-type="string">
            <text:p text:style-name="P16"><text:a xlink:type="simple" xlink:href="http://www.d20srd.org/srd/monsters/intro.htm#hitDice" text:style-name="Internet_20_link" text:visited-style-name="Visited_20_Internet_20_Link"><text:span text:style-name="T2">Hit Dice</text:span></text:a><text:span text:style-name="T1">:</text:span></text:p>
          </table:table-cell>
          <table:table-cell table:style-name="Table2.B3" office:value-type="string">
            <text:p text:style-name="P13"><text:a xlink:type="simple" xlink:href="javascript:void(0);" text:style-name="Internet_20_link" text:visited-style-name="Visited_20_Internet_20_Link"><text:span text:style-name="T3">5d10+20</text:span></text:a> (47 hp)</text:p>
          </table:table-cell>
          <table:table-cell table:style-name="Table2.B3" office:value-type="string">
            <text:p text:style-name="P13"><text:a xlink:type="simple" xlink:href="javascript:void(0);" text:style-name="Internet_20_link" text:visited-style-name="Visited_20_Internet_20_Link"><text:span text:style-name="T3">7d10+30</text:span></text:a> (68 hp)</text:p>
          </table:table-cell>
          <table:table-cell table:style-name="Table2.B3" office:value-type="string">
            <text:p text:style-name="P13"><text:a xlink:type="simple" xlink:href="javascript:void(0);" text:style-name="Internet_20_link" text:visited-style-name="Visited_20_Internet_20_Link"><text:span text:style-name="T3">10d10+30</text:span></text:a> (85 hp)</text:p>
          </table:table-cell>
        </table:table-row>
        <table:table-row>
          <table:table-cell table:style-name="Table2.A1" office:value-type="string">
            <text:p text:style-name="P16"><text:a xlink:type="simple" xlink:href="http://www.d20srd.org/srd/monsters/intro.htm#initiative" text:style-name="Internet_20_link" text:visited-style-name="Visited_20_Internet_20_Link"><text:span text:style-name="T2">Initiative</text:span></text:a><text:span text:style-name="T1">:</text:span></text:p>
          </table:table-cell>
          <table:table-cell table:style-name="Table2.B2" office:value-type="string">
            <text:p text:style-name="P13"><text:a xlink:type="simple" xlink:href="javascript:void(0);" text:style-name="Internet_20_link" text:visited-style-name="Visited_20_Internet_20_Link"><text:span text:style-name="T3">+2</text:span></text:a></text:p>
          </table:table-cell>
          <table:table-cell table:style-name="Table2.B2" office:value-type="string">
            <text:p text:style-name="P13"><text:a xlink:type="simple" xlink:href="javascript:void(0);" text:style-name="Internet_20_link" text:visited-style-name="Visited_20_Internet_20_Link"><text:span text:style-name="T3">+1</text:span></text:a></text:p>
          </table:table-cell>
          <table:table-cell table:style-name="Table2.B2" office:value-type="string">
            <text:p text:style-name="P13"><text:a xlink:type="simple" xlink:href="javascript:void(0);" text:style-name="Internet_20_link" text:visited-style-name="Visited_20_Internet_20_Link"><text:span text:style-name="T3">+1</text:span></text:a></text:p>
          </table:table-cell>
        </table:table-row>
        <table:table-row>
          <table:table-cell table:style-name="Table2.A1" office:value-type="string">
            <text:p text:style-name="P16"><text:a xlink:type="simple" xlink:href="http://www.d20srd.org/srd/monsters/intro.htm#speed" text:style-name="Internet_20_link" text:visited-style-name="Visited_20_Internet_20_Link"><text:span text:style-name="T2">Speed</text:span></text:a><text:span text:style-name="T1">:</text:span></text:p>
          </table:table-cell>
          <table:table-cell table:style-name="Table2.B3" office:value-type="string">
            <text:p text:style-name="P13">40 ft. (8 squares)</text:p>
          </table:table-cell>
          <table:table-cell table:style-name="Table2.B3" office:value-type="string">
            <text:p text:style-name="P13">40 ft. (8 squares)</text:p>
          </table:table-cell>
          <table:table-cell table:style-name="Table2.B3" office:value-type="string">
            <text:p text:style-name="P13">40 ft. (8 squares)</text:p>
          </table:table-cell>
        </table:table-row>
        <table:table-row>
          <table:table-cell table:style-name="Table2.A1" office:value-type="string">
            <text:p text:style-name="P16"><text:a xlink:type="simple" xlink:href="http://www.d20srd.org/srd/monsters/intro.htm#armorClass" text:style-name="Internet_20_link" text:visited-style-name="Visited_20_Internet_20_Link"><text:span text:style-name="T2">Armor Class</text:span></text:a><text:span text:style-name="T1">:</text:span></text:p>
          </table:table-cell>
          <table:table-cell table:style-name="Table2.B2" office:value-type="string">
            <text:p text:style-name="P13">22 (+2 Dex, +10 natural), touch 12, <text:a xlink:type="simple" xlink:href="http://www.d20srd.org/srd/conditionSummary.htm#flatFooted" text:style-name="Internet_20_link" text:visited-style-name="Visited_20_Internet_20_Link"><text:span text:style-name="T2">flat-footed</text:span></text:a> 20</text:p>
          </table:table-cell>
          <table:table-cell table:style-name="Table2.B2" office:value-type="string">
            <text:p text:style-name="P13">23 (+1 Dex, +13 natural, -1 size), touch 10, <text:a xlink:type="simple" xlink:href="http://www.d20srd.org/srd/conditionSummary.htm#flatFooted" text:style-name="Internet_20_link" text:visited-style-name="Visited_20_Internet_20_Link"><text:span text:style-name="T2">flat-footed</text:span></text:a>22</text:p>
          </table:table-cell>
          <table:table-cell table:style-name="Table2.B2" office:value-type="string">
            <text:p text:style-name="P13">25 (+1 Dex, +15 natural, -1 size), touch 10, <text:a xlink:type="simple" xlink:href="http://www.d20srd.org/srd/conditionSummary.htm#flatFooted" text:style-name="Internet_20_link" text:visited-style-name="Visited_20_Internet_20_Link"><text:span text:style-name="T2">flat-footed</text:span></text:a>24</text:p>
          </table:table-cell>
        </table:table-row>
        <table:table-row>
          <table:table-cell table:style-name="Table2.A1" office:value-type="string">
            <text:p text:style-name="P16"><text:a xlink:type="simple" xlink:href="http://www.d20srd.org/srd/monsters/intro.htm#baseAttackGrapple" text:style-name="Internet_20_link" text:visited-style-name="Visited_20_Internet_20_Link"><text:span text:style-name="T2">Base Attack/Grapple</text:span></text:a><text:span text:style-name="T1">:</text:span></text:p>
          </table:table-cell>
          <table:table-cell table:style-name="Table2.B3" office:value-type="string">
            <text:p text:style-name="P13"><text:a xlink:type="simple" xlink:href="javascript:void(0);" text:style-name="Internet_20_link" text:visited-style-name="Visited_20_Internet_20_Link"><text:span text:style-name="T3">+3</text:span></text:a>/<text:a xlink:type="simple" xlink:href="javascript:void(0);" text:style-name="Internet_20_link" text:visited-style-name="Visited_20_Internet_20_Link"><text:span text:style-name="T3">+10</text:span></text:a></text:p>
          </table:table-cell>
          <table:table-cell table:style-name="Table2.B3" office:value-type="string">
            <text:p text:style-name="P13"><text:a xlink:type="simple" xlink:href="javascript:void(0);" text:style-name="Internet_20_link" text:visited-style-name="Visited_20_Internet_20_Link"><text:span text:style-name="T3">+5</text:span></text:a>/<text:a xlink:type="simple" xlink:href="javascript:void(0);" text:style-name="Internet_20_link" text:visited-style-name="Visited_20_Internet_20_Link"><text:span text:style-name="T3">+18</text:span></text:a></text:p>
          </table:table-cell>
          <table:table-cell table:style-name="Table2.B3" office:value-type="string">
            <text:p text:style-name="P13"><text:a xlink:type="simple" xlink:href="javascript:void(0);" text:style-name="Internet_20_link" text:visited-style-name="Visited_20_Internet_20_Link"><text:span text:style-name="T3">+7</text:span></text:a>/<text:a xlink:type="simple" xlink:href="javascript:void(0);" text:style-name="Internet_20_link" text:visited-style-name="Visited_20_Internet_20_Link"><text:span text:style-name="T3">+22</text:span></text:a></text:p>
          </table:table-cell>
        </table:table-row>
        <table:table-row>
          <table:table-cell table:style-name="Table2.A1" office:value-type="string">
            <text:p text:style-name="P16"><text:a xlink:type="simple" xlink:href="http://www.d20srd.org/srd/monsters/intro.htm#attack" text:style-name="Internet_20_link" text:visited-style-name="Visited_20_Internet_20_Link"><text:span text:style-name="T2">Attack</text:span></text:a><text:span text:style-name="T1">:</text:span></text:p>
          </table:table-cell>
          <table:table-cell table:style-name="Table2.B2"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10</text:span></text:a> melee (<text:a xlink:type="simple" xlink:href="javascript:void(0);" text:style-name="Internet_20_link" text:visited-style-name="Visited_20_Internet_20_Link"><text:span text:style-name="T3">1d6+10</text:span></text:a>)</text:p>
          </table:table-cell>
          <table:table-cell table:style-name="Table2.B2"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13</text:span></text:a> melee (<text:a xlink:type="simple" xlink:href="javascript:void(0);" text:style-name="Internet_20_link" text:visited-style-name="Visited_20_Internet_20_Link"><text:span text:style-name="T3">1d8+9</text:span></text:a>)</text:p>
          </table:table-cell>
          <table:table-cell table:style-name="Table2.B2"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17</text:span></text:a> melee (<text:a xlink:type="simple" xlink:href="javascript:void(0);" text:style-name="Internet_20_link" text:visited-style-name="Visited_20_Internet_20_Link"><text:span text:style-name="T3">1d8+11</text:span></text:a>)</text:p>
          </table:table-cell>
        </table:table-row>
        <table:table-row>
          <table:table-cell table:style-name="Table2.A1" office:value-type="string">
            <text:p text:style-name="P16"><text:a xlink:type="simple" xlink:href="http://www.d20srd.org/srd/monsters/intro.htm#fullAttack" text:style-name="Internet_20_link" text:visited-style-name="Visited_20_Internet_20_Link"><text:span text:style-name="T2">Full Attack</text:span></text:a><text:span text:style-name="T1">:</text:span></text:p>
          </table:table-cell>
          <table:table-cell table:style-name="Table2.B3" office:value-type="string">
            <text:p text:style-name="P13"><text:a xlink:type="simple" xlink:href="http://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10</text:span></text:a> melee (<text:a xlink:type="simple" xlink:href="javascript:void(0);" text:style-name="Internet_20_link" text:visited-style-name="Visited_20_Internet_20_Link"><text:span text:style-name="T3">1d6+10</text:span></text:a>)</text:p>
          </table:table-cell>
          <table:table-cell table:style-name="Table2.B3" office:value-type="string">
            <text:p text:style-name="P13">2 <text:a xlink:type="simple" xlink:href="http://www.d20srd.org/srd/specialAbilities.htm#slaporSlam" text:style-name="Internet_20_link" text:visited-style-name="Visited_20_Internet_20_Link"><text:span text:style-name="T2">slams</text:span></text:a> <text:a xlink:type="simple" xlink:href="javascript:void(0);" text:style-name="Internet_20_link" text:visited-style-name="Visited_20_Internet_20_Link"><text:span text:style-name="T3">+13</text:span></text:a> melee (<text:a xlink:type="simple" xlink:href="javascript:void(0);" text:style-name="Internet_20_link" text:visited-style-name="Visited_20_Internet_20_Link"><text:span text:style-name="T3">1d8+9</text:span></text:a>)</text:p>
          </table:table-cell>
          <table:table-cell table:style-name="Table2.B3" office:value-type="string">
            <text:p text:style-name="P13">2 <text:a xlink:type="simple" xlink:href="http://www.d20srd.org/srd/specialAbilities.htm#slaporSlam" text:style-name="Internet_20_link" text:visited-style-name="Visited_20_Internet_20_Link"><text:span text:style-name="T2">slams</text:span></text:a> <text:a xlink:type="simple" xlink:href="javascript:void(0);" text:style-name="Internet_20_link" text:visited-style-name="Visited_20_Internet_20_Link"><text:span text:style-name="T3">+17</text:span></text:a> melee (<text:a xlink:type="simple" xlink:href="javascript:void(0);" text:style-name="Internet_20_link" text:visited-style-name="Visited_20_Internet_20_Link"><text:span text:style-name="T3">1d8+11</text:span></text:a>)</text:p>
          </table:table-cell>
        </table:table-row>
        <table:table-row>
          <table:table-cell table:style-name="Table2.A1" office:value-type="string">
            <text:p text:style-name="P16"><text:a xlink:type="simple" xlink:href="http://www.d20srd.org/srd/monsters/intro.htm#spaceReach" text:style-name="Internet_20_link" text:visited-style-name="Visited_20_Internet_20_Link"><text:span text:style-name="T2">Space/Reach</text:span></text:a><text:span text:style-name="T1">:</text:span></text:p>
          </table:table-cell>
          <table:table-cell table:style-name="Table2.B2" office:value-type="string">
            <text:p text:style-name="P13">5 ft./5 ft.</text:p>
          </table:table-cell>
          <table:table-cell table:style-name="Table2.B2" office:value-type="string">
            <text:p text:style-name="P13">10 ft./10 ft.</text:p>
          </table:table-cell>
          <table:table-cell table:style-name="Table2.B2" office:value-type="string">
            <text:p text:style-name="P13">10 ft./10 ft.</text:p>
          </table:table-cell>
        </table:table-row>
        <table:table-row>
          <table:table-cell table:style-name="Table2.A1" office:value-type="string">
            <text:p text:style-name="P16"><text:a xlink:type="simple" xlink:href="http://www.d20srd.org/srd/monsters/intro.htm#specialAttacksAndSpecialQualities" text:style-name="Internet_20_link" text:visited-style-name="Visited_20_Internet_20_Link"><text:span text:style-name="T2">Special Attacks</text:span></text:a><text:span text:style-name="T1">:</text:span></text:p>
          </table:table-cell>
          <table:table-cell table:style-name="Table2.B3" office:value-type="string">
            <text:p text:style-name="P13">—</text:p>
          </table:table-cell>
          <table:table-cell table:style-name="Table2.B3" office:value-type="string">
            <text:p text:style-name="P13">—</text:p>
          </table:table-cell>
          <table:table-cell table:style-name="Table2.B3" office:value-type="string">
            <text:p text:style-name="P13">—</text:p>
          </table:table-cell>
        </table:table-row>
        <table:table-row>
          <table:table-cell table:style-name="Table2.A1" office:value-type="string">
            <text:p text:style-name="P16"><text:a xlink:type="simple" xlink:href="http://www.d20srd.org/srd/monsters/intro.htm#specialAttacksAndSpecialQualities" text:style-name="Internet_20_link" text:visited-style-name="Visited_20_Internet_20_Link"><text:span text:style-name="T2">Special Qualities</text:span></text:a><text:span text:style-name="T1">:</text:span></text:p>
          </table:table-cell>
          <table:table-cell table:style-name="Table2.B2" office:value-type="string">
            <text:p text:style-name="P13">One ability from Menu B, construct traits, <text:a xlink:type="simple" xlink:href="http://www.d20srd.org/srd/specialAbilities.htm#darkvision" text:style-name="Internet_20_link" text:visited-style-name="Visited_20_Internet_20_Link"><text:span text:style-name="T2">darkvision</text:span></text:a> 60 ft., <text:a xlink:type="simple" xlink:href="http://www.d20srd.org/srd/specialAbilities.htm#lowLightVision" text:style-name="Internet_20_link" text:visited-style-name="Visited_20_Internet_20_Link"><text:span text:style-name="T2">low-light vision</text:span></text:a></text:p>
          </table:table-cell>
          <table:table-cell table:style-name="Table2.B2" office:value-type="string">
            <text:p text:style-name="P13">One ability from Menu B, construct traits, <text:a xlink:type="simple" xlink:href="http://www.d20srd.org/srd/specialAbilities.htm#damageReduction" text:style-name="Internet_20_link" text:visited-style-name="Visited_20_Internet_20_Link"><text:span text:style-name="T2">damage reduction</text:span></text:a> 5/magic, <text:a xlink:type="simple" xlink:href="http://www.d20srd.org/srd/specialAbilities.htm#darkvision" text:style-name="Internet_20_link" text:visited-style-name="Visited_20_Internet_20_Link"><text:span text:style-name="T2">darkvision</text:span></text:a> 60 ft., <text:a xlink:type="simple" xlink:href="http://www.d20srd.org/srd/specialAbilities.htm#lowLightVision" text:style-name="Internet_20_link" text:visited-style-name="Visited_20_Internet_20_Link"><text:span text:style-name="T2">low-light vision</text:span></text:a></text:p>
          </table:table-cell>
          <table:table-cell table:style-name="Table2.B2" office:value-type="string">
            <text:p text:style-name="P13">One ability from Menu B, construct traits, <text:a xlink:type="simple" xlink:href="http://www.d20srd.org/srd/specialAbilities.htm#damageReduction" text:style-name="Internet_20_link" text:visited-style-name="Visited_20_Internet_20_Link"><text:span text:style-name="T2">damage reduction</text:span></text:a> 10/magic, <text:a xlink:type="simple" xlink:href="http://www.d20srd.org/srd/specialAbilities.htm#darkvision" text:style-name="Internet_20_link" text:visited-style-name="Visited_20_Internet_20_Link"><text:span text:style-name="T2">darkvision</text:span></text:a> 60 ft., <text:a xlink:type="simple" xlink:href="http://www.d20srd.org/srd/specialAbilities.htm#lowLightVision" text:style-name="Internet_20_link" text:visited-style-name="Visited_20_Internet_20_Link"><text:span text:style-name="T2">low-light vision</text:span></text:a></text:p>
          </table:table-cell>
        </table:table-row>
        <table:table-row>
          <table:table-cell table:style-name="Table2.A1" office:value-type="string">
            <text:p text:style-name="P16"><text:a xlink:type="simple" xlink:href="http://www.d20srd.org/srd/monsters/intro.htm#saves" text:style-name="Internet_20_link" text:visited-style-name="Visited_20_Internet_20_Link"><text:span text:style-name="T2">Saves</text:span></text:a><text:span text:style-name="T1">:</text:span></text:p>
          </table:table-cell>
          <table:table-cell table:style-name="Table2.B3" office:value-type="string">
            <text:p text:style-name="P13">Fort <text:a xlink:type="simple" xlink:href="javascript:void(0);" text:style-name="Internet_20_link" text:visited-style-name="Visited_20_Internet_20_Link"><text:span text:style-name="T3">+1</text:span></text:a>, Ref <text:a xlink:type="simple" xlink:href="javascript:void(0);" text:style-name="Internet_20_link" text:visited-style-name="Visited_20_Internet_20_Link"><text:span text:style-name="T3">+3</text:span></text:a>, Will <text:a xlink:type="simple" xlink:href="javascript:void(0);" text:style-name="Internet_20_link" text:visited-style-name="Visited_20_Internet_20_Link"><text:span text:style-name="T3">+1</text:span></text:a></text:p>
          </table:table-cell>
          <table:table-cell table:style-name="Table2.B3" office:value-type="string">
            <text:p text:style-name="P13">Fort <text:a xlink:type="simple" xlink:href="javascript:void(0);" text:style-name="Internet_20_link" text:visited-style-name="Visited_20_Internet_20_Link"><text:span text:style-name="T3">+2</text:span></text:a>, Ref <text:a xlink:type="simple" xlink:href="javascript:void(0);" text:style-name="Internet_20_link" text:visited-style-name="Visited_20_Internet_20_Link"><text:span text:style-name="T3">+3</text:span></text:a>, Will <text:a xlink:type="simple" xlink:href="javascript:void(0);" text:style-name="Internet_20_link" text:visited-style-name="Visited_20_Internet_20_Link"><text:span text:style-name="T3">+2</text:span></text:a></text:p>
          </table:table-cell>
          <table:table-cell table:style-name="Table2.B3" office:value-type="string">
            <text:p text:style-name="P13">Fort <text:a xlink:type="simple" xlink:href="javascript:void(0);" text:style-name="Internet_20_link" text:visited-style-name="Visited_20_Internet_20_Link"><text:span text:style-name="T3">+3</text:span></text:a>, Ref <text:a xlink:type="simple" xlink:href="javascript:void(0);" text:style-name="Internet_20_link" text:visited-style-name="Visited_20_Internet_20_Link"><text:span text:style-name="T3">+4</text:span></text:a>, Will <text:a xlink:type="simple" xlink:href="javascript:void(0);" text:style-name="Internet_20_link" text:visited-style-name="Visited_20_Internet_20_Link"><text:span text:style-name="T3">+3</text:span></text:a></text:p>
          </table:table-cell>
        </table:table-row>
        <table:table-row>
          <table:table-cell table:style-name="Table2.A1" office:value-type="string">
            <text:p text:style-name="P16"><text:a xlink:type="simple" xlink:href="http://www.d20srd.org/srd/monsters/intro.htm#abilities" text:style-name="Internet_20_link" text:visited-style-name="Visited_20_Internet_20_Link"><text:span text:style-name="T2">Abilities</text:span></text:a><text:span text:style-name="T1">:</text:span></text:p>
          </table:table-cell>
          <table:table-cell table:style-name="Table2.B2" office:value-type="string">
            <text:p text:style-name="P13">Str 25, Dex 15, Con <text:a xlink:type="simple" xlink:href="http://www.d20srd.org/srd/specialAbilities.htm#constitution" text:style-name="Internet_20_link" text:visited-style-name="Visited_20_Internet_20_Link"><text:span text:style-name="T2">Ø</text:span></text:a>, Int <text:a xlink:type="simple" xlink:href="http://www.d20srd.org/srd/specialAbilities.htm#intelligence" text:style-name="Internet_20_link" text:visited-style-name="Visited_20_Internet_20_Link"><text:span text:style-name="T2">Ø</text:span></text:a>, Wis 11, Cha 10</text:p>
          </table:table-cell>
          <table:table-cell table:style-name="Table2.B2" office:value-type="string">
            <text:p text:style-name="P13">Str 29, Dex 13, Con <text:a xlink:type="simple" xlink:href="http://www.d20srd.org/srd/specialAbilities.htm#constitution" text:style-name="Internet_20_link" text:visited-style-name="Visited_20_Internet_20_Link"><text:span text:style-name="T2">Ø</text:span></text:a>, Int <text:a xlink:type="simple" xlink:href="http://www.d20srd.org/srd/specialAbilities.htm#intelligence" text:style-name="Internet_20_link" text:visited-style-name="Visited_20_Internet_20_Link"><text:span text:style-name="T2">Ø</text:span></text:a>, Wis 11, Cha 10</text:p>
          </table:table-cell>
          <table:table-cell table:style-name="Table2.B2" office:value-type="string">
            <text:p text:style-name="P13">Str 33, Dex 13, Con <text:a xlink:type="simple" xlink:href="http://www.d20srd.org/srd/specialAbilities.htm#constitution" text:style-name="Internet_20_link" text:visited-style-name="Visited_20_Internet_20_Link"><text:span text:style-name="T2">Ø</text:span></text:a>, Int <text:a xlink:type="simple" xlink:href="http://www.d20srd.org/srd/specialAbilities.htm#intelligence" text:style-name="Internet_20_link" text:visited-style-name="Visited_20_Internet_20_Link"><text:span text:style-name="T2">Ø</text:span></text:a>, Wis 11, Cha 10</text:p>
          </table:table-cell>
        </table:table-row>
        <table:table-row>
          <table:table-cell table:style-name="Table2.A1" office:value-type="string">
            <text:p text:style-name="P16"><text:a xlink:type="simple" xlink:href="http://www.d20srd.org/srd/monsters/intro.htm#skills" text:style-name="Internet_20_link" text:visited-style-name="Visited_20_Internet_20_Link"><text:span text:style-name="T2">Skills</text:span></text:a><text:span text:style-name="T1">:</text:span></text:p>
          </table:table-cell>
          <table:table-cell table:style-name="Table2.B3" office:value-type="string">
            <text:p text:style-name="P13">—</text:p>
          </table:table-cell>
          <table:table-cell table:style-name="Table2.B3" office:value-type="string">
            <text:p text:style-name="P13">—</text:p>
          </table:table-cell>
          <table:table-cell table:style-name="Table2.B3" office:value-type="string">
            <text:p text:style-name="P13">—</text:p>
          </table:table-cell>
        </table:table-row>
        <table:table-row>
          <table:table-cell table:style-name="Table2.A1" office:value-type="string">
            <text:p text:style-name="P16"><text:a xlink:type="simple" xlink:href="http://www.d20srd.org/srd/monsters/intro.htm#feats" text:style-name="Internet_20_link" text:visited-style-name="Visited_20_Internet_20_Link"><text:span text:style-name="T2">Feats</text:span></text:a><text:span text:style-name="T1">:</text:span></text:p>
          </table:table-cell>
          <table:table-cell table:style-name="Table2.B2" office:value-type="string">
            <text:p text:style-name="P13">—</text:p>
          </table:table-cell>
          <table:table-cell table:style-name="Table2.B2" office:value-type="string">
            <text:p text:style-name="P13">—</text:p>
          </table:table-cell>
          <table:table-cell table:style-name="Table2.B2" office:value-type="string">
            <text:p text:style-name="P13">—</text:p>
          </table:table-cell>
        </table:table-row>
        <table:table-row>
          <table:table-cell table:style-name="Table2.A1" office:value-type="string">
            <text:p text:style-name="P16"><text:a xlink:type="simple" xlink:href="http://www.d20srd.org/srd/monsters/intro.htm#environment" text:style-name="Internet_20_link" text:visited-style-name="Visited_20_Internet_20_Link"><text:span text:style-name="T2">Environment</text:span></text:a><text:span text:style-name="T1">:</text:span></text:p>
          </table:table-cell>
          <table:table-cell table:style-name="Table2.B3" office:value-type="string">
            <text:p text:style-name="P13">Any</text:p>
          </table:table-cell>
          <table:table-cell table:style-name="Table2.B3" office:value-type="string">
            <text:p text:style-name="P13">Any</text:p>
          </table:table-cell>
          <table:table-cell table:style-name="Table2.B3" office:value-type="string">
            <text:p text:style-name="P13">Any</text:p>
          </table:table-cell>
        </table:table-row>
        <table:table-row>
          <table:table-cell table:style-name="Table2.A1" office:value-type="string">
            <text:p text:style-name="P16"><text:a xlink:type="simple" xlink:href="http://www.d20srd.org/srd/monsters/intro.htm#organization" text:style-name="Internet_20_link" text:visited-style-name="Visited_20_Internet_20_Link"><text:span text:style-name="T2">Organization</text:span></text:a><text:span text:style-name="T1">:</text:span></text:p>
          </table:table-cell>
          <table:table-cell table:style-name="Table2.B2" office:value-type="string">
            <text:p text:style-name="P13">Solitary</text:p>
          </table:table-cell>
          <table:table-cell table:style-name="Table2.B2" office:value-type="string">
            <text:p text:style-name="P13">Solitary</text:p>
          </table:table-cell>
          <table:table-cell table:style-name="Table2.B2" office:value-type="string">
            <text:p text:style-name="P13">Solitary</text:p>
          </table:table-cell>
        </table:table-row>
        <table:table-row>
          <table:table-cell table:style-name="Table2.A1" office:value-type="string">
            <text:p text:style-name="P16"><text:a xlink:type="simple" xlink:href="http://www.d20srd.org/srd/monsters/intro.htm#challengeRating" text:style-name="Internet_20_link" text:visited-style-name="Visited_20_Internet_20_Link"><text:span text:style-name="T2">Challenge Rating</text:span></text:a><text:span text:style-name="T1">:</text:span></text:p>
          </table:table-cell>
          <table:table-cell table:style-name="Table2.B3" office:value-type="string">
            <text:p text:style-name="P13">3</text:p>
          </table:table-cell>
          <table:table-cell table:style-name="Table2.B3" office:value-type="string">
            <text:p text:style-name="P13">5</text:p>
          </table:table-cell>
          <table:table-cell table:style-name="Table2.B3" office:value-type="string">
            <text:p text:style-name="P13">7</text:p>
          </table:table-cell>
        </table:table-row>
        <table:table-row>
          <table:table-cell table:style-name="Table2.A1" office:value-type="string">
            <text:p text:style-name="P16"><text:a xlink:type="simple" xlink:href="http://www.d20srd.org/srd/monsters/intro.htm#treasure" text:style-name="Internet_20_link" text:visited-style-name="Visited_20_Internet_20_Link"><text:span text:style-name="T2">Treasure</text:span></text:a><text:span text:style-name="T1">:</text:span></text:p>
          </table:table-cell>
          <table:table-cell table:style-name="Table2.B2" office:value-type="string">
            <text:p text:style-name="P13">None</text:p>
          </table:table-cell>
          <table:table-cell table:style-name="Table2.B2" office:value-type="string">
            <text:p text:style-name="P13">None</text:p>
          </table:table-cell>
          <table:table-cell table:style-name="Table2.B2" office:value-type="string">
            <text:p text:style-name="P13">None</text:p>
          </table:table-cell>
        </table:table-row>
        <table:table-row>
          <table:table-cell table:style-name="Table2.A1" office:value-type="string">
            <text:p text:style-name="P16"><text:a xlink:type="simple" xlink:href="http://www.d20srd.org/srd/monsters/intro.htm#alignment" text:style-name="Internet_20_link" text:visited-style-name="Visited_20_Internet_20_Link"><text:span text:style-name="T2">Alignment</text:span></text:a><text:span text:style-name="T1">:</text:span></text:p>
          </table:table-cell>
          <table:table-cell table:style-name="Table2.B3" office:value-type="string">
            <text:p text:style-name="P13">Always neutral</text:p>
          </table:table-cell>
          <table:table-cell table:style-name="Table2.B3" office:value-type="string">
            <text:p text:style-name="P13">Always neutral</text:p>
          </table:table-cell>
          <table:table-cell table:style-name="Table2.B3" office:value-type="string">
            <text:p text:style-name="P13">Always neutral</text:p>
          </table:table-cell>
        </table:table-row>
        <table:table-row>
          <table:table-cell table:style-name="Table2.A1" office:value-type="string">
            <text:p text:style-name="P16"><text:a xlink:type="simple" xlink:href="http://www.d20srd.org/srd/monsters/intro.htm#advancement" text:style-name="Internet_20_link" text:visited-style-name="Visited_20_Internet_20_Link"><text:span text:style-name="T2">Advancement</text:span></text:a><text:span text:style-name="T1">:</text:span></text:p>
          </table:table-cell>
          <table:table-cell table:style-name="Table2.B2" office:value-type="string">
            <text:p text:style-name="P13">—</text:p>
          </table:table-cell>
          <table:table-cell table:style-name="Table2.B2" office:value-type="string">
            <text:p text:style-name="P13">—</text:p>
          </table:table-cell>
          <table:table-cell table:style-name="Table2.B2" office:value-type="string">
            <text:p text:style-name="P13">—</text:p>
          </table:table-cell>
        </table:table-row>
        <table:table-row>
          <table:table-cell table:style-name="Table2.A1" office:value-type="string">
            <text:p text:style-name="P16"><text:a xlink:type="simple" xlink:href="http://www.d20srd.org/srd/monsters/intro.htm#levelAdjustment" text:style-name="Internet_20_link" text:visited-style-name="Visited_20_Internet_20_Link"><text:span text:style-name="T2">Level Adjustment</text:span></text:a><text:span text:style-name="T1">:</text:span></text:p>
          </table:table-cell>
          <table:table-cell table:style-name="Table2.B3" office:value-type="string">
            <text:p text:style-name="P13">—</text:p>
          </table:table-cell>
          <table:table-cell table:style-name="Table2.B3" office:value-type="string">
            <text:p text:style-name="P13">—</text:p>
          </table:table-cell>
          <table:table-cell table:style-name="Table2.B3" office:value-type="string">
            <text:p text:style-name="P13">—</text:p>
          </table:table-cell>
        </table:table-row>
      </table:table>
      <text:p text:style-name="P17"/>
      <text:p text:style-name="P17"/>
      <text:p text:style-name="P17"/>
      <text:p text:style-name="P17"/>
      <text:p text:style-name="P17"/>
      <text:p text:style-name="P17"><text:soft-page-break/></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4"/>
          </table:table-cell>
          <table:table-cell table:style-name="Table3.A1" office:value-type="string">
            <text:p text:style-name="P14">7th-Level Astral Construct<text:span text:style-name="T13"> (13 PP)</text:span></text:p>
          </table:table-cell>
          <table:table-cell table:style-name="Table3.A1" office:value-type="string">
            <text:p text:style-name="P14">8th-Level Astral Construct<text:span text:style-name="T13"> (15 PP)</text:span></text:p>
          </table:table-cell>
          <table:table-cell table:style-name="Table3.D1" office:value-type="string">
            <text:p text:style-name="P15">9th-Level Astral Construct (17 PP)</text:p>
          </table:table-cell>
        </table:table-row>
        <table:table-row>
          <table:table-cell table:style-name="Table3.A1" office:value-type="string">
            <text:p text:style-name="P16"><text:a xlink:type="simple" xlink:href="https://www.d20srd.org/srd/monsters/intro.htm#sizeAndType" text:style-name="Internet_20_link" text:visited-style-name="Visited_20_Internet_20_Link"><text:span text:style-name="T2">Size/Type</text:span></text:a><text:span text:style-name="T1">:</text:span></text:p>
          </table:table-cell>
          <table:table-cell table:style-name="Table3.B2" office:value-type="string">
            <text:p text:style-name="P13"><text:a xlink:type="simple" xlink:href="https://www.d20srd.org/srd/combat/movementPositionAndDistance.htm#bigandLittleCreaturesInCombat" text:style-name="Internet_20_link" text:visited-style-name="Visited_20_Internet_20_Link"><text:span text:style-name="T2">Large</text:span></text:a> <text:a xlink:type="simple" xlink:href="https://www.d20srd.org/srd/typesSubtypes.htm#constructType" text:style-name="Internet_20_link" text:visited-style-name="Visited_20_Internet_20_Link"><text:span text:style-name="T2">Construct</text:span></text:a></text:p>
          </table:table-cell>
          <table:table-cell table:style-name="Table3.B2" office:value-type="string">
            <text:p text:style-name="P13"><text:a xlink:type="simple" xlink:href="https://www.d20srd.org/srd/combat/movementPositionAndDistance.htm#bigandLittleCreaturesInCombat" text:style-name="Internet_20_link" text:visited-style-name="Visited_20_Internet_20_Link"><text:span text:style-name="T2">Large</text:span></text:a> <text:a xlink:type="simple" xlink:href="https://www.d20srd.org/srd/typesSubtypes.htm#constructType" text:style-name="Internet_20_link" text:visited-style-name="Visited_20_Internet_20_Link"><text:span text:style-name="T2">Construct</text:span></text:a></text:p>
          </table:table-cell>
          <table:table-cell table:style-name="Table3.B2" office:value-type="string">
            <text:p text:style-name="P13"><text:a xlink:type="simple" xlink:href="https://www.d20srd.org/srd/combat/movementPositionAndDistance.htm#bigandLittleCreaturesInCombat" text:style-name="Internet_20_link" text:visited-style-name="Visited_20_Internet_20_Link"><text:span text:style-name="T2">Huge</text:span></text:a> <text:a xlink:type="simple" xlink:href="https://www.d20srd.org/srd/typesSubtypes.htm#constructType" text:style-name="Internet_20_link" text:visited-style-name="Visited_20_Internet_20_Link"><text:span text:style-name="T2">Construct</text:span></text:a></text:p>
          </table:table-cell>
        </table:table-row>
        <table:table-row>
          <table:table-cell table:style-name="Table3.A1" office:value-type="string">
            <text:p text:style-name="P16"><text:a xlink:type="simple" xlink:href="https://www.d20srd.org/srd/monsters/intro.htm#hitDice" text:style-name="Internet_20_link" text:visited-style-name="Visited_20_Internet_20_Link"><text:span text:style-name="T2">Hit Dice</text:span></text:a><text:span text:style-name="T1">:</text:span></text:p>
          </table:table-cell>
          <table:table-cell table:style-name="Table3.B3" office:value-type="string">
            <text:p text:style-name="P13"><text:a xlink:type="simple" xlink:href="javascript:void(0);" text:style-name="Internet_20_link" text:visited-style-name="Visited_20_Internet_20_Link"><text:span text:style-name="T3">13d10+30</text:span></text:a> (101 hp)</text:p>
          </table:table-cell>
          <table:table-cell table:style-name="Table3.B3" office:value-type="string">
            <text:p text:style-name="P13"><text:a xlink:type="simple" xlink:href="javascript:void(0);" text:style-name="Internet_20_link" text:visited-style-name="Visited_20_Internet_20_Link"><text:span text:style-name="T3">16d10+30</text:span></text:a> (118 hp)</text:p>
          </table:table-cell>
          <table:table-cell table:style-name="Table3.B3" office:value-type="string">
            <text:p text:style-name="P13"><text:a xlink:type="simple" xlink:href="javascript:void(0);" text:style-name="Internet_20_link" text:visited-style-name="Visited_20_Internet_20_Link"><text:span text:style-name="T3">19d10+40</text:span></text:a> (144 hp)</text:p>
          </table:table-cell>
        </table:table-row>
        <table:table-row>
          <table:table-cell table:style-name="Table3.A1" office:value-type="string">
            <text:p text:style-name="P16"><text:a xlink:type="simple" xlink:href="https://www.d20srd.org/srd/monsters/intro.htm#initiative" text:style-name="Internet_20_link" text:visited-style-name="Visited_20_Internet_20_Link"><text:span text:style-name="T2">Initiative</text:span></text:a><text:span text:style-name="T1">:</text:span></text:p>
          </table:table-cell>
          <table:table-cell table:style-name="Table3.B2" office:value-type="string">
            <text:p text:style-name="P13"><text:a xlink:type="simple" xlink:href="javascript:void(0);" text:style-name="Internet_20_link" text:visited-style-name="Visited_20_Internet_20_Link"><text:span text:style-name="T3">+1</text:span></text:a></text:p>
          </table:table-cell>
          <table:table-cell table:style-name="Table3.B2" office:value-type="string">
            <text:p text:style-name="P13"><text:a xlink:type="simple" xlink:href="javascript:void(0);" text:style-name="Internet_20_link" text:visited-style-name="Visited_20_Internet_20_Link"><text:span text:style-name="T3">+1</text:span></text:a></text:p>
          </table:table-cell>
          <table:table-cell table:style-name="Table3.B2" office:value-type="string">
            <text:p text:style-name="P13"><text:a xlink:type="simple" xlink:href="javascript:void(0);" text:style-name="Internet_20_link" text:visited-style-name="Visited_20_Internet_20_Link"><text:span text:style-name="T3">+0</text:span></text:a></text:p>
          </table:table-cell>
        </table:table-row>
        <table:table-row>
          <table:table-cell table:style-name="Table3.A1" office:value-type="string">
            <text:p text:style-name="P16"><text:a xlink:type="simple" xlink:href="https://www.d20srd.org/srd/monsters/intro.htm#speed" text:style-name="Internet_20_link" text:visited-style-name="Visited_20_Internet_20_Link"><text:span text:style-name="T2">Speed</text:span></text:a><text:span text:style-name="T1">:</text:span></text:p>
          </table:table-cell>
          <table:table-cell table:style-name="Table3.B3" office:value-type="string">
            <text:p text:style-name="P13">40 ft. (8 squares)</text:p>
          </table:table-cell>
          <table:table-cell table:style-name="Table3.B3" office:value-type="string">
            <text:p text:style-name="P13">40 ft. (8 squares)</text:p>
          </table:table-cell>
          <table:table-cell table:style-name="Table3.B3" office:value-type="string">
            <text:p text:style-name="P13">50 ft. (10 squares)</text:p>
          </table:table-cell>
        </table:table-row>
        <table:table-row>
          <table:table-cell table:style-name="Table3.A1" office:value-type="string">
            <text:p text:style-name="P16"><text:a xlink:type="simple" xlink:href="https://www.d20srd.org/srd/monsters/intro.htm#armorClass" text:style-name="Internet_20_link" text:visited-style-name="Visited_20_Internet_20_Link"><text:span text:style-name="T2">Armor Class</text:span></text:a><text:span text:style-name="T1">:</text:span></text:p>
          </table:table-cell>
          <table:table-cell table:style-name="Table3.B2" office:value-type="string">
            <text:p text:style-name="P13">27 (+1 Dex, +17 natural, -1 size), touch 10, <text:a xlink:type="simple" xlink:href="https://www.d20srd.org/srd/conditionSummary.htm#flatFooted" text:style-name="Internet_20_link" text:visited-style-name="Visited_20_Internet_20_Link"><text:span text:style-name="T2">flat-footed</text:span></text:a> 26</text:p>
          </table:table-cell>
          <table:table-cell table:style-name="Table3.B2" office:value-type="string">
            <text:p text:style-name="P13">29 (+1 Dex, +19 natural, -1 size), touch 10, <text:a xlink:type="simple" xlink:href="https://www.d20srd.org/srd/conditionSummary.htm#flatFooted" text:style-name="Internet_20_link" text:visited-style-name="Visited_20_Internet_20_Link"><text:span text:style-name="T2">flat-footed</text:span></text:a> 28</text:p>
          </table:table-cell>
          <table:table-cell table:style-name="Table3.B2" office:value-type="string">
            <text:p text:style-name="P13">33 (+25 natural, -2 size), touch 8, <text:a xlink:type="simple" xlink:href="https://www.d20srd.org/srd/conditionSummary.htm#flatFooted" text:style-name="Internet_20_link" text:visited-style-name="Visited_20_Internet_20_Link"><text:span text:style-name="T2">flat-footed</text:span></text:a> 33</text:p>
          </table:table-cell>
        </table:table-row>
        <table:table-row>
          <table:table-cell table:style-name="Table3.A1" office:value-type="string">
            <text:p text:style-name="P16"><text:a xlink:type="simple" xlink:href="https://www.d20srd.org/srd/monsters/intro.htm#baseAttackGrapple" text:style-name="Internet_20_link" text:visited-style-name="Visited_20_Internet_20_Link"><text:span text:style-name="T2">Base Attack/Grapple</text:span></text:a><text:span text:style-name="T1">:</text:span></text:p>
          </table:table-cell>
          <table:table-cell table:style-name="Table3.B3" office:value-type="string">
            <text:p text:style-name="P13"><text:a xlink:type="simple" xlink:href="javascript:void(0);" text:style-name="Internet_20_link" text:visited-style-name="Visited_20_Internet_20_Link"><text:span text:style-name="T3">+9</text:span></text:a>/<text:a xlink:type="simple" xlink:href="javascript:void(0);" text:style-name="Internet_20_link" text:visited-style-name="Visited_20_Internet_20_Link"><text:span text:style-name="T3">+25</text:span></text:a></text:p>
          </table:table-cell>
          <table:table-cell table:style-name="Table3.B3" office:value-type="string">
            <text:p text:style-name="P13"><text:a xlink:type="simple" xlink:href="javascript:void(0);" text:style-name="Internet_20_link" text:visited-style-name="Visited_20_Internet_20_Link"><text:span text:style-name="T3">+12</text:span></text:a>/<text:a xlink:type="simple" xlink:href="javascript:void(0);" text:style-name="Internet_20_link" text:visited-style-name="Visited_20_Internet_20_Link"><text:span text:style-name="T3">+30</text:span></text:a></text:p>
          </table:table-cell>
          <table:table-cell table:style-name="Table3.B3" office:value-type="string">
            <text:p text:style-name="P13"><text:a xlink:type="simple" xlink:href="javascript:void(0);" text:style-name="Internet_20_link" text:visited-style-name="Visited_20_Internet_20_Link"><text:span text:style-name="T3">+14</text:span></text:a>/<text:a xlink:type="simple" xlink:href="javascript:void(0);" text:style-name="Internet_20_link" text:visited-style-name="Visited_20_Internet_20_Link"><text:span text:style-name="T3">+38</text:span></text:a></text:p>
          </table:table-cell>
        </table:table-row>
        <table:table-row>
          <table:table-cell table:style-name="Table3.A1" office:value-type="string">
            <text:p text:style-name="P16"><text:a xlink:type="simple" xlink:href="https://www.d20srd.org/srd/monsters/intro.htm#attack" text:style-name="Internet_20_link" text:visited-style-name="Visited_20_Internet_20_Link"><text:span text:style-name="T2">Attack</text:span></text:a><text:span text:style-name="T1">:</text:span></text:p>
          </table:table-cell>
          <table:table-cell table:style-name="Table3.B2" office:value-type="string">
            <text:p text:style-name="P13"><text:a xlink:type="simple" xlink:href="https://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20</text:span></text:a> melee (<text:a xlink:type="simple" xlink:href="javascript:void(0);" text:style-name="Internet_20_link" text:visited-style-name="Visited_20_Internet_20_Link"><text:span text:style-name="T3">1d8+12</text:span></text:a>)</text:p>
          </table:table-cell>
          <table:table-cell table:style-name="Table3.B2" office:value-type="string">
            <text:p text:style-name="P13"><text:a xlink:type="simple" xlink:href="https://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25</text:span></text:a> melee (<text:a xlink:type="simple" xlink:href="javascript:void(0);" text:style-name="Internet_20_link" text:visited-style-name="Visited_20_Internet_20_Link"><text:span text:style-name="T3">1d8+14</text:span></text:a>)</text:p>
          </table:table-cell>
          <table:table-cell table:style-name="Table3.B2" office:value-type="string">
            <text:p text:style-name="P13"><text:a xlink:type="simple" xlink:href="https://www.d20srd.org/srd/specialAbilities.htm#slaporSlam" text:style-name="Internet_20_link" text:visited-style-name="Visited_20_Internet_20_Link"><text:span text:style-name="T2">Slam</text:span></text:a> <text:a xlink:type="simple" xlink:href="javascript:void(0);" text:style-name="Internet_20_link" text:visited-style-name="Visited_20_Internet_20_Link"><text:span text:style-name="T3">+28</text:span></text:a> melee (<text:a xlink:type="simple" xlink:href="javascript:void(0);" text:style-name="Internet_20_link" text:visited-style-name="Visited_20_Internet_20_Link"><text:span text:style-name="T3">2d6+16</text:span></text:a>)</text:p>
          </table:table-cell>
        </table:table-row>
        <table:table-row>
          <table:table-cell table:style-name="Table3.A1" office:value-type="string">
            <text:p text:style-name="P16"><text:a xlink:type="simple" xlink:href="https://www.d20srd.org/srd/monsters/intro.htm#fullAttack" text:style-name="Internet_20_link" text:visited-style-name="Visited_20_Internet_20_Link"><text:span text:style-name="T2">Full Attack</text:span></text:a><text:span text:style-name="T1">:</text:span></text:p>
          </table:table-cell>
          <table:table-cell table:style-name="Table3.B3" office:value-type="string">
            <text:p text:style-name="P13">2 <text:a xlink:type="simple" xlink:href="https://www.d20srd.org/srd/specialAbilities.htm#slaporSlam" text:style-name="Internet_20_link" text:visited-style-name="Visited_20_Internet_20_Link"><text:span text:style-name="T2">slams</text:span></text:a> <text:a xlink:type="simple" xlink:href="javascript:void(0);" text:style-name="Internet_20_link" text:visited-style-name="Visited_20_Internet_20_Link"><text:span text:style-name="T3">+20</text:span></text:a> melee (<text:a xlink:type="simple" xlink:href="javascript:void(0);" text:style-name="Internet_20_link" text:visited-style-name="Visited_20_Internet_20_Link"><text:span text:style-name="T3">1d8+12</text:span></text:a>)</text:p>
          </table:table-cell>
          <table:table-cell table:style-name="Table3.B3" office:value-type="string">
            <text:p text:style-name="P13">2 <text:a xlink:type="simple" xlink:href="https://www.d20srd.org/srd/specialAbilities.htm#slaporSlam" text:style-name="Internet_20_link" text:visited-style-name="Visited_20_Internet_20_Link"><text:span text:style-name="T2">slams</text:span></text:a> <text:a xlink:type="simple" xlink:href="javascript:void(0);" text:style-name="Internet_20_link" text:visited-style-name="Visited_20_Internet_20_Link"><text:span text:style-name="T3">+25</text:span></text:a> melee (<text:a xlink:type="simple" xlink:href="javascript:void(0);" text:style-name="Internet_20_link" text:visited-style-name="Visited_20_Internet_20_Link"><text:span text:style-name="T3">1d8+14</text:span></text:a>)</text:p>
          </table:table-cell>
          <table:table-cell table:style-name="Table3.B3" office:value-type="string">
            <text:p text:style-name="P13">2 <text:a xlink:type="simple" xlink:href="https://www.d20srd.org/srd/specialAbilities.htm#slaporSlam" text:style-name="Internet_20_link" text:visited-style-name="Visited_20_Internet_20_Link"><text:span text:style-name="T2">slams</text:span></text:a> <text:a xlink:type="simple" xlink:href="javascript:void(0);" text:style-name="Internet_20_link" text:visited-style-name="Visited_20_Internet_20_Link"><text:span text:style-name="T3">+28</text:span></text:a> melee (<text:a xlink:type="simple" xlink:href="javascript:void(0);" text:style-name="Internet_20_link" text:visited-style-name="Visited_20_Internet_20_Link"><text:span text:style-name="T3">2d6+16</text:span></text:a>)</text:p>
          </table:table-cell>
        </table:table-row>
        <table:table-row>
          <table:table-cell table:style-name="Table3.A1" office:value-type="string">
            <text:p text:style-name="P16"><text:a xlink:type="simple" xlink:href="https://www.d20srd.org/srd/monsters/intro.htm#spaceReach" text:style-name="Internet_20_link" text:visited-style-name="Visited_20_Internet_20_Link"><text:span text:style-name="T2">Space/Reach</text:span></text:a><text:span text:style-name="T1">:</text:span></text:p>
          </table:table-cell>
          <table:table-cell table:style-name="Table3.B2" office:value-type="string">
            <text:p text:style-name="P13">10 ft./10 ft.</text:p>
          </table:table-cell>
          <table:table-cell table:style-name="Table3.B2" office:value-type="string">
            <text:p text:style-name="P13">10 ft./10 ft.</text:p>
          </table:table-cell>
          <table:table-cell table:style-name="Table3.B2" office:value-type="string">
            <text:p text:style-name="P13">15 ft./15 ft.</text:p>
          </table:table-cell>
        </table:table-row>
        <table:table-row>
          <table:table-cell table:style-name="Table3.A1" office:value-type="string">
            <text:p text:style-name="P16"><text:a xlink:type="simple" xlink:href="https://www.d20srd.org/srd/monsters/intro.htm#specialAttacksAndSpecialQualities" text:style-name="Internet_20_link" text:visited-style-name="Visited_20_Internet_20_Link"><text:span text:style-name="T2">Special Attacks</text:span></text:a><text:span text:style-name="T1">:</text:span></text:p>
          </table:table-cell>
          <table:table-cell table:style-name="Table3.B3" office:value-type="string">
            <text:p text:style-name="P13">—</text:p>
          </table:table-cell>
          <table:table-cell table:style-name="Table3.B3" office:value-type="string">
            <text:p text:style-name="P13">—</text:p>
          </table:table-cell>
          <table:table-cell table:style-name="Table3.B3" office:value-type="string">
            <text:p text:style-name="P13">—</text:p>
          </table:table-cell>
        </table:table-row>
        <table:table-row>
          <table:table-cell table:style-name="Table3.A1" office:value-type="string">
            <text:p text:style-name="P16"><text:a xlink:type="simple" xlink:href="https://www.d20srd.org/srd/monsters/intro.htm#specialAttacksAndSpecialQualities" text:style-name="Internet_20_link" text:visited-style-name="Visited_20_Internet_20_Link"><text:span text:style-name="T2">Special Qualities</text:span></text:a><text:span text:style-name="T1">:</text:span></text:p>
          </table:table-cell>
          <table:table-cell table:style-name="Table3.B2" office:value-type="string">
            <text:p text:style-name="P13">One ability from Menu C, construct traits, <text:a xlink:type="simple" xlink:href="https://www.d20srd.org/srd/specialAbilities.htm#damageReduction" text:style-name="Internet_20_link" text:visited-style-name="Visited_20_Internet_20_Link"><text:span text:style-name="T2">damage reduction</text:span></text:a> 10/magic, <text:a xlink:type="simple" xlink:href="https://www.d20srd.org/srd/specialAbilities.htm#darkvision" text:style-name="Internet_20_link" text:visited-style-name="Visited_20_Internet_20_Link"><text:span text:style-name="T2">darkvision</text:span></text:a> 60 ft., <text:a xlink:type="simple" xlink:href="https://www.d20srd.org/srd/specialAbilities.htm#lowLightVision" text:style-name="Internet_20_link" text:visited-style-name="Visited_20_Internet_20_Link"><text:span text:style-name="T2">low-light vision</text:span></text:a></text:p>
          </table:table-cell>
          <table:table-cell table:style-name="Table3.B2" office:value-type="string">
            <text:p text:style-name="P13">One ability from Menu C, construct traits, <text:a xlink:type="simple" xlink:href="https://www.d20srd.org/srd/specialAbilities.htm#damageReduction" text:style-name="Internet_20_link" text:visited-style-name="Visited_20_Internet_20_Link"><text:span text:style-name="T2">damage reduction</text:span></text:a> 15/magic, <text:a xlink:type="simple" xlink:href="https://www.d20srd.org/srd/specialAbilities.htm#darkvision" text:style-name="Internet_20_link" text:visited-style-name="Visited_20_Internet_20_Link"><text:span text:style-name="T2">darkvision</text:span></text:a> 60 ft., <text:a xlink:type="simple" xlink:href="https://www.d20srd.org/srd/specialAbilities.htm#lowLightVision" text:style-name="Internet_20_link" text:visited-style-name="Visited_20_Internet_20_Link"><text:span text:style-name="T2">low-light vision</text:span></text:a></text:p>
          </table:table-cell>
          <table:table-cell table:style-name="Table3.B2" office:value-type="string">
            <text:p text:style-name="P13">Two abilities from Menu C, construct traits, <text:a xlink:type="simple" xlink:href="https://www.d20srd.org/srd/specialAbilities.htm#damageReduction" text:style-name="Internet_20_link" text:visited-style-name="Visited_20_Internet_20_Link"><text:span text:style-name="T2">damage reduction</text:span></text:a> 15/magic, <text:a xlink:type="simple" xlink:href="https://www.d20srd.org/srd/specialAbilities.htm#darkvision" text:style-name="Internet_20_link" text:visited-style-name="Visited_20_Internet_20_Link"><text:span text:style-name="T2">darkvision</text:span></text:a> 60 ft., <text:a xlink:type="simple" xlink:href="https://www.d20srd.org/srd/specialAbilities.htm#lowLightVision" text:style-name="Internet_20_link" text:visited-style-name="Visited_20_Internet_20_Link"><text:span text:style-name="T2">low-light vision</text:span></text:a></text:p>
          </table:table-cell>
        </table:table-row>
        <table:table-row>
          <table:table-cell table:style-name="Table3.A1" office:value-type="string">
            <text:p text:style-name="P16"><text:a xlink:type="simple" xlink:href="https://www.d20srd.org/srd/monsters/intro.htm#saves" text:style-name="Internet_20_link" text:visited-style-name="Visited_20_Internet_20_Link"><text:span text:style-name="T2">Saves</text:span></text:a><text:span text:style-name="T1">:</text:span></text:p>
          </table:table-cell>
          <table:table-cell table:style-name="Table3.B3" office:value-type="string">
            <text:p text:style-name="P13">Fort <text:a xlink:type="simple" xlink:href="javascript:void(0);" text:style-name="Internet_20_link" text:visited-style-name="Visited_20_Internet_20_Link"><text:span text:style-name="T3">+4</text:span></text:a>, Ref <text:a xlink:type="simple" xlink:href="javascript:void(0);" text:style-name="Internet_20_link" text:visited-style-name="Visited_20_Internet_20_Link"><text:span text:style-name="T3">+5</text:span></text:a>, Will <text:a xlink:type="simple" xlink:href="javascript:void(0);" text:style-name="Internet_20_link" text:visited-style-name="Visited_20_Internet_20_Link"><text:span text:style-name="T3">+4</text:span></text:a></text:p>
          </table:table-cell>
          <table:table-cell table:style-name="Table3.B3" office:value-type="string">
            <text:p text:style-name="P13">Fort <text:a xlink:type="simple" xlink:href="javascript:void(0);" text:style-name="Internet_20_link" text:visited-style-name="Visited_20_Internet_20_Link"><text:span text:style-name="T3">+5</text:span></text:a>, Ref <text:a xlink:type="simple" xlink:href="javascript:void(0);" text:style-name="Internet_20_link" text:visited-style-name="Visited_20_Internet_20_Link"><text:span text:style-name="T3">+6</text:span></text:a>, Will <text:a xlink:type="simple" xlink:href="javascript:void(0);" text:style-name="Internet_20_link" text:visited-style-name="Visited_20_Internet_20_Link"><text:span text:style-name="T3">+5</text:span></text:a></text:p>
          </table:table-cell>
          <table:table-cell table:style-name="Table3.B3" office:value-type="string">
            <text:p text:style-name="P13">Fort <text:a xlink:type="simple" xlink:href="javascript:void(0);" text:style-name="Internet_20_link" text:visited-style-name="Visited_20_Internet_20_Link"><text:span text:style-name="T3">+6</text:span></text:a>, Ref <text:a xlink:type="simple" xlink:href="javascript:void(0);" text:style-name="Internet_20_link" text:visited-style-name="Visited_20_Internet_20_Link"><text:span text:style-name="T3">+6</text:span></text:a>, Will <text:a xlink:type="simple" xlink:href="javascript:void(0);" text:style-name="Internet_20_link" text:visited-style-name="Visited_20_Internet_20_Link"><text:span text:style-name="T3">+6</text:span></text:a></text:p>
          </table:table-cell>
        </table:table-row>
        <table:table-row>
          <table:table-cell table:style-name="Table3.A1" office:value-type="string">
            <text:p text:style-name="P16"><text:a xlink:type="simple" xlink:href="https://www.d20srd.org/srd/monsters/intro.htm#abilities" text:style-name="Internet_20_link" text:visited-style-name="Visited_20_Internet_20_Link"><text:span text:style-name="T2">Abilities</text:span></text:a><text:span text:style-name="T1">:</text:span></text:p>
          </table:table-cell>
          <table:table-cell table:style-name="Table3.B2" office:value-type="string">
            <text:p text:style-name="P13">Str 35, Dex 13, Con <text:a xlink:type="simple" xlink:href="https://www.d20srd.org/srd/specialAbilities.htm#constitution" text:style-name="Internet_20_link" text:visited-style-name="Visited_20_Internet_20_Link"><text:span text:style-name="T2">Ø</text:span></text:a>, Int <text:a xlink:type="simple" xlink:href="https://www.d20srd.org/srd/specialAbilities.htm#intelligence" text:style-name="Internet_20_link" text:visited-style-name="Visited_20_Internet_20_Link"><text:span text:style-name="T2">Ø</text:span></text:a>, Wis 11, Cha 10</text:p>
          </table:table-cell>
          <table:table-cell table:style-name="Table3.B2" office:value-type="string">
            <text:p text:style-name="P13">Str 39, Dex 13, Con <text:a xlink:type="simple" xlink:href="https://www.d20srd.org/srd/specialAbilities.htm#constitution" text:style-name="Internet_20_link" text:visited-style-name="Visited_20_Internet_20_Link"><text:span text:style-name="T2">Ø</text:span></text:a>, Int <text:a xlink:type="simple" xlink:href="https://www.d20srd.org/srd/specialAbilities.htm#intelligence" text:style-name="Internet_20_link" text:visited-style-name="Visited_20_Internet_20_Link"><text:span text:style-name="T2">Ø</text:span></text:a>, Wis 11, Cha 10</text:p>
          </table:table-cell>
          <table:table-cell table:style-name="Table3.B2" office:value-type="string">
            <text:p text:style-name="P13">Str 43, Dex 11, Con <text:a xlink:type="simple" xlink:href="https://www.d20srd.org/srd/specialAbilities.htm#constitution" text:style-name="Internet_20_link" text:visited-style-name="Visited_20_Internet_20_Link"><text:span text:style-name="T2">Ø</text:span></text:a>, Int <text:a xlink:type="simple" xlink:href="https://www.d20srd.org/srd/specialAbilities.htm#intelligence" text:style-name="Internet_20_link" text:visited-style-name="Visited_20_Internet_20_Link"><text:span text:style-name="T2">Ø</text:span></text:a>, Wis 11, Cha 10</text:p>
          </table:table-cell>
        </table:table-row>
        <table:table-row>
          <table:table-cell table:style-name="Table3.A1" office:value-type="string">
            <text:p text:style-name="P16"><text:a xlink:type="simple" xlink:href="https://www.d20srd.org/srd/monsters/intro.htm#skills" text:style-name="Internet_20_link" text:visited-style-name="Visited_20_Internet_20_Link"><text:span text:style-name="T2">Skills</text:span></text:a><text:span text:style-name="T1">:</text:span></text:p>
          </table:table-cell>
          <table:table-cell table:style-name="Table3.B3" office:value-type="string">
            <text:p text:style-name="P13">—</text:p>
          </table:table-cell>
          <table:table-cell table:style-name="Table3.B3" office:value-type="string">
            <text:p text:style-name="P13">—</text:p>
          </table:table-cell>
          <table:table-cell table:style-name="Table3.B3" office:value-type="string">
            <text:p text:style-name="P13">—</text:p>
          </table:table-cell>
        </table:table-row>
        <table:table-row>
          <table:table-cell table:style-name="Table3.A1" office:value-type="string">
            <text:p text:style-name="P16"><text:a xlink:type="simple" xlink:href="https://www.d20srd.org/srd/monsters/intro.htm#feats" text:style-name="Internet_20_link" text:visited-style-name="Visited_20_Internet_20_Link"><text:span text:style-name="T2">Feats</text:span></text:a><text:span text:style-name="T1">:</text:span></text:p>
          </table:table-cell>
          <table:table-cell table:style-name="Table3.B2" office:value-type="string">
            <text:p text:style-name="P13">—</text:p>
          </table:table-cell>
          <table:table-cell table:style-name="Table3.B2" office:value-type="string">
            <text:p text:style-name="P13">—</text:p>
          </table:table-cell>
          <table:table-cell table:style-name="Table3.B2" office:value-type="string">
            <text:p text:style-name="P13">—</text:p>
          </table:table-cell>
        </table:table-row>
        <table:table-row>
          <table:table-cell table:style-name="Table3.A1" office:value-type="string">
            <text:p text:style-name="P16"><text:a xlink:type="simple" xlink:href="https://www.d20srd.org/srd/monsters/intro.htm#environment" text:style-name="Internet_20_link" text:visited-style-name="Visited_20_Internet_20_Link"><text:span text:style-name="T2">Environment</text:span></text:a><text:span text:style-name="T1">:</text:span></text:p>
          </table:table-cell>
          <table:table-cell table:style-name="Table3.B3" office:value-type="string">
            <text:p text:style-name="P13">Any</text:p>
          </table:table-cell>
          <table:table-cell table:style-name="Table3.B3" office:value-type="string">
            <text:p text:style-name="P13">Any</text:p>
          </table:table-cell>
          <table:table-cell table:style-name="Table3.B3" office:value-type="string">
            <text:p text:style-name="P13">Any</text:p>
          </table:table-cell>
        </table:table-row>
        <table:table-row>
          <table:table-cell table:style-name="Table3.A1" office:value-type="string">
            <text:p text:style-name="P16"><text:a xlink:type="simple" xlink:href="https://www.d20srd.org/srd/monsters/intro.htm#organization" text:style-name="Internet_20_link" text:visited-style-name="Visited_20_Internet_20_Link"><text:span text:style-name="T2">Organization</text:span></text:a><text:span text:style-name="T1">:</text:span></text:p>
          </table:table-cell>
          <table:table-cell table:style-name="Table3.B2" office:value-type="string">
            <text:p text:style-name="P13">Solitary</text:p>
          </table:table-cell>
          <table:table-cell table:style-name="Table3.B2" office:value-type="string">
            <text:p text:style-name="P13">Solitary</text:p>
          </table:table-cell>
          <table:table-cell table:style-name="Table3.B2" office:value-type="string">
            <text:p text:style-name="P13">Solitary</text:p>
          </table:table-cell>
        </table:table-row>
        <table:table-row>
          <table:table-cell table:style-name="Table3.A1" office:value-type="string">
            <text:p text:style-name="P16"><text:a xlink:type="simple" xlink:href="https://www.d20srd.org/srd/monsters/intro.htm#challengeRating" text:style-name="Internet_20_link" text:visited-style-name="Visited_20_Internet_20_Link"><text:span text:style-name="T2">Challenge Rating</text:span></text:a><text:span text:style-name="T1">:</text:span></text:p>
          </table:table-cell>
          <table:table-cell table:style-name="Table3.B3" office:value-type="string">
            <text:p text:style-name="P13">8</text:p>
          </table:table-cell>
          <table:table-cell table:style-name="Table3.B3" office:value-type="string">
            <text:p text:style-name="P13">9</text:p>
          </table:table-cell>
          <table:table-cell table:style-name="Table3.B3" office:value-type="string">
            <text:p text:style-name="P13">10</text:p>
          </table:table-cell>
        </table:table-row>
        <table:table-row>
          <table:table-cell table:style-name="Table3.A1" office:value-type="string">
            <text:p text:style-name="P16"><text:a xlink:type="simple" xlink:href="https://www.d20srd.org/srd/monsters/intro.htm#treasure" text:style-name="Internet_20_link" text:visited-style-name="Visited_20_Internet_20_Link"><text:span text:style-name="T2">Treasure</text:span></text:a><text:span text:style-name="T1">:</text:span></text:p>
          </table:table-cell>
          <table:table-cell table:style-name="Table3.B2" office:value-type="string">
            <text:p text:style-name="P13">None</text:p>
          </table:table-cell>
          <table:table-cell table:style-name="Table3.B2" office:value-type="string">
            <text:p text:style-name="P13">None</text:p>
          </table:table-cell>
          <table:table-cell table:style-name="Table3.B2" office:value-type="string">
            <text:p text:style-name="P13">None</text:p>
          </table:table-cell>
        </table:table-row>
        <table:table-row>
          <table:table-cell table:style-name="Table3.A1" office:value-type="string">
            <text:p text:style-name="P16"><text:a xlink:type="simple" xlink:href="https://www.d20srd.org/srd/monsters/intro.htm#alignment" text:style-name="Internet_20_link" text:visited-style-name="Visited_20_Internet_20_Link"><text:span text:style-name="T2">Alignment</text:span></text:a><text:span text:style-name="T1">:</text:span></text:p>
          </table:table-cell>
          <table:table-cell table:style-name="Table3.B3" office:value-type="string">
            <text:p text:style-name="P13">Always neutral</text:p>
          </table:table-cell>
          <table:table-cell table:style-name="Table3.B3" office:value-type="string">
            <text:p text:style-name="P13">Always neutral</text:p>
          </table:table-cell>
          <table:table-cell table:style-name="Table3.B3" office:value-type="string">
            <text:p text:style-name="P13">Always neutral</text:p>
          </table:table-cell>
        </table:table-row>
        <table:table-row>
          <table:table-cell table:style-name="Table3.A1" office:value-type="string">
            <text:p text:style-name="P16"><text:a xlink:type="simple" xlink:href="https://www.d20srd.org/srd/monsters/intro.htm#advancement" text:style-name="Internet_20_link" text:visited-style-name="Visited_20_Internet_20_Link"><text:span text:style-name="T2">Advancement</text:span></text:a><text:span text:style-name="T1">:</text:span></text:p>
          </table:table-cell>
          <table:table-cell table:style-name="Table3.B2" office:value-type="string">
            <text:p text:style-name="P13">—</text:p>
          </table:table-cell>
          <table:table-cell table:style-name="Table3.B2" office:value-type="string">
            <text:p text:style-name="P13">—</text:p>
          </table:table-cell>
          <table:table-cell table:style-name="Table3.B2" office:value-type="string">
            <text:p text:style-name="P13">—</text:p>
          </table:table-cell>
        </table:table-row>
        <table:table-row>
          <table:table-cell table:style-name="Table3.A1" office:value-type="string">
            <text:p text:style-name="P16"><text:a xlink:type="simple" xlink:href="https://www.d20srd.org/srd/monsters/intro.htm#levelAdjustment" text:style-name="Internet_20_link" text:visited-style-name="Visited_20_Internet_20_Link"><text:span text:style-name="T2">Level Adjustment</text:span></text:a><text:span text:style-name="T1">:</text:span></text:p>
          </table:table-cell>
          <table:table-cell table:style-name="Table3.B3" office:value-type="string">
            <text:p text:style-name="P13">—</text:p>
          </table:table-cell>
          <table:table-cell table:style-name="Table3.B3" office:value-type="string">
            <text:p text:style-name="P13">—</text:p>
          </table:table-cell>
          <table:table-cell table:style-name="Table3.B3" office:value-type="string">
            <text:p text:style-name="P13">—</text:p>
          </table:table-cell>
        </table:table-row>
      </table:table>
      <text:p text:style-name="P12"/>
      <text:p text:style-name="P17"/>
      <text:h text:style-name="P18" text:outline-level="5">Construct Traits</text:h>
      <text:p text:style-name="P3"><text:span text:style-name="T5">An astral construct has immunity to </text:span><text:a xlink:type="simple" xlink:href="http://www.d20srd.org/srd/specialAbilities.htm#poison" text:style-name="Internet_20_link" text:visited-style-name="Visited_20_Internet_20_Link"><text:span text:style-name="T8">poison</text:span></text:a><text:span text:style-name="T5">, </text:span><text:a xlink:type="simple" xlink:href="http://www.d20srd.org/srd/spells/sleep.htm" text:style-name="Internet_20_link" text:visited-style-name="Visited_20_Internet_20_Link"><text:span text:style-name="T9">sleep</text:span></text:a><text:span text:style-name="T5">, </text:span><text:a xlink:type="simple" xlink:href="http://www.d20srd.org/srd/specialAbilities.htm#paralysis" text:style-name="Internet_20_link" text:visited-style-name="Visited_20_Internet_20_Link"><text:span text:style-name="T8">paralysis</text:span></text:a><text:span text:style-name="T5">, </text:span><text:a xlink:type="simple" xlink:href="http://www.d20srd.org/srd/conditionSummary.htm#stunned" text:style-name="Internet_20_link" text:visited-style-name="Visited_20_Internet_20_Link"><text:span text:style-name="T8">stunning</text:span></text:a><text:span text:style-name="T5">, </text:span><text:a xlink:type="simple" xlink:href="http://www.d20srd.org/srd/specialAbilities.htm#disease" text:style-name="Internet_20_link" text:visited-style-name="Visited_20_Internet_20_Link"><text:span text:style-name="T8">disease</text:span></text:a><text:span text:style-name="T5">, </text:span><text:a xlink:type="simple" xlink:href="http://www.d20srd.org/srd/specialAbilities.htm#deathAttacks" text:style-name="Internet_20_link" text:visited-style-name="Visited_20_Internet_20_Link"><text:span text:style-name="T8">death effects</text:span></text:a><text:span text:style-name="T5">, necromancy effects, mind-affecting effects (charms, compulsions, phantasms, patterns, and morale </text:span><text:soft-page-break/><text:span text:style-name="T5">effects), and any effect that requires a </text:span><text:a xlink:type="simple" xlink:href="http://www.d20srd.org/srd/combat/combatStatistics.htm#fortitude" text:style-name="Internet_20_link" text:visited-style-name="Visited_20_Internet_20_Link"><text:span text:style-name="T8">Fortitude save</text:span></text:a><text:span text:style-name="T5"> unless it also works on objects or is harmless. It is </text:span><text:span text:style-name="T5">not subject to </text:span><text:a xlink:type="simple" xlink:href="http://www.d20srd.org/srd/combat/actionsInCombat.htm#criticalHits" text:style-name="Internet_20_link" text:visited-style-name="Visited_20_Internet_20_Link"><text:span text:style-name="T8">critical hits</text:span></text:a><text:span text:style-name="T5">, </text:span><text:a xlink:type="simple" xlink:href="http://www.d20srd.org/srd/combat/injuryandDeath.htm#nonlethalDamage" text:style-name="Internet_20_link" text:visited-style-name="Visited_20_Internet_20_Link"><text:span text:style-name="T8">nonlethal damage</text:span></text:a><text:span text:style-name="T5">, </text:span><text:a xlink:type="simple" xlink:href="http://www.d20srd.org/srd/specialAbilities.htm#abilityDamage" text:style-name="Internet_20_link" text:visited-style-name="Visited_20_Internet_20_Link"><text:span text:style-name="T8">ability damage</text:span></text:a><text:span text:style-name="T5">, </text:span><text:a xlink:type="simple" xlink:href="http://www.d20srd.org/srd/specialAbilities.htm#abilityDrain" text:style-name="Internet_20_link" text:visited-style-name="Visited_20_Internet_20_Link"><text:span text:style-name="T8">ability drain</text:span></text:a><text:span text:style-name="T5">, </text:span><text:a xlink:type="simple" xlink:href="http://www.d20srd.org/srd/conditionSummary.htm#fatigued" text:style-name="Internet_20_link" text:visited-style-name="Visited_20_Internet_20_Link"><text:span text:style-name="T8">fatigue</text:span></text:a><text:span text:style-name="T5">, </text:span><text:a xlink:type="simple" xlink:href="http://www.d20srd.org/srd/conditionSummary.htm#exhausted" text:style-name="Internet_20_link" text:visited-style-name="Visited_20_Internet_20_Link"><text:span text:style-name="T8">exhaustion</text:span></text:a><text:span text:style-name="T5">, or </text:span><text:a xlink:type="simple" xlink:href="http://www.d20srd.org/srd/specialAbilities.htm#energyDrainAndNegativeLevels" text:style-name="Internet_20_link" text:visited-style-name="Visited_20_Internet_20_Link"><text:span text:style-name="T8">energy drain</text:span></text:a><text:span text:style-name="T5">. It cannot heal damage, but it can be repaired.</text:span></text:p>
      <text:p text:style-name="Standard"/>
      <text:p text:style-name="P1">Recommended Menu Choices for A Selection:<text:line-break/><text:span text:style-name="T4">Improved Natural Attack (one die step up for slam damage) and Trip.</text:span></text:p>
      <text:p text:style-name="P2"/>
      <text:p text:style-name="P1">Recommended Menu Choices for B Selection:<text:line-break/><text:span text:style-name="T4">Extra Attack, Improved Natural Attack (one die step up for slam damage), and Trip.</text:span></text:p>
      <text:p text:style-name="P2"/>
      <text:p text:style-name="P2">If tripping is unlikely to be effective, sub Imp. Nat. Attack and Trip for Muscle.</text:p>
      <text:h text:style-name="P19" text:outline-level="3"><text:bookmark text:name="astralConstructMenuA"/>Astral Construct Menu A</text:h>
      <text:p text:style-name="P4">A manifester creating a 1st-level, 2nd-level, or 3rd-level astral construct can choose one special ability from this menu.</text:p>
      <text:h text:style-name="P10" text:outline-level="5"><text:span text:style-name="T6">Buff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gains an extra 5 hit points.</text:p>
      <text:h text:style-name="P10" text:outline-level="5"><text:span text:style-name="T6">Celerity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s land speed is increased by 10 feet.</text:p>
      <text:h text:style-name="P10" text:outline-level="5"><text:a xlink:type="simple" xlink:href="http://www.d20srd.org/srd/feats.htm#cleave" text:style-name="Internet_20_link" text:visited-style-name="Visited_20_Internet_20_Link"><text:span text:style-name="T10">Cleave</text:span></text:a><text:span text:style-name="T6">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www.d20srd.org/srd/feats.htm#cleave" text:style-name="Internet_20_link" text:visited-style-name="Visited_20_Internet_20_Link"><text:span text:style-name="T8">Cleave</text:span></text:a><text:span text:style-name="T5"> feat.</text:span></text:p>
      <text:h text:style-name="P10" text:outline-level="5"><text:span text:style-name="T6">Deflection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a +1 </text:span><text:a xlink:type="simple" xlink:href="http://www.d20srd.org/srd/theBasics.htm#deflectionBonus" text:style-name="Internet_20_link" text:visited-style-name="Visited_20_Internet_20_Link"><text:span text:style-name="T8">deflection bonus</text:span></text:a><text:span text:style-name="T5"> to Armor Class.</text:span></text:p>
      <text:h text:style-name="P10" text:outline-level="5"><text:span text:style-name="T6">Fly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has physical wings and a fly speed of 20 feet (average).</text:p>
      <text:h text:style-name="P10" text:outline-level="5"><text:span text:style-name="T6">Improved Bull Rush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www.d20srd.org/srd/feats.htm#improvedBullRush" text:style-name="Internet_20_link" text:visited-style-name="Visited_20_Internet_20_Link"><text:span text:style-name="T8">Improved Bull Rush</text:span></text:a><text:span text:style-name="T5"> feat.</text:span></text:p>
      <text:h text:style-name="P10" text:outline-level="5"><text:span text:style-name="T6">Improved Slam Attack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www.d20srd.org/srd/monsterFeats.htm#improvedNaturalAttack" text:style-name="Internet_20_link" text:visited-style-name="Visited_20_Internet_20_Link"><text:span text:style-name="T8">Improved Natural Attack</text:span></text:a><text:span text:style-name="T5"> feat.</text:span></text:p>
      <text:h text:style-name="P10" text:outline-level="5"><text:span text:style-name="T6">Mobility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www.d20srd.org/srd/feats.htm#mobility" text:style-name="Internet_20_link" text:visited-style-name="Visited_20_Internet_20_Link"><text:span text:style-name="T8">Mobility</text:span></text:a><text:span text:style-name="T5"> feat.</text:span></text:p>
      <text:h text:style-name="P10" text:outline-level="5"><text:span text:style-name="T6">Power Attack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www.d20srd.org/srd/feats.htm#powerAttack" text:style-name="Internet_20_link" text:visited-style-name="Visited_20_Internet_20_Link"><text:span text:style-name="T8">Power Attack</text:span></text:a><text:span text:style-name="T5"> feat.</text:span></text:p>
      <text:h text:style-name="P10" text:outline-level="5"><text:span text:style-name="T6">Resistance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Choose one of the following energy types: fire, cold, acid, electricity, or </text:span><text:a xlink:type="simple" xlink:href="http://www.d20srd.org/srd/specialAbilities.htm#sonicAttacks" text:style-name="Internet_20_link" text:visited-style-name="Visited_20_Internet_20_Link"><text:span text:style-name="T8">sonic</text:span></text:a><text:span text:style-name="T5">. The astral construct gains resistance 5 against that energy type.</text:span></text:p>
      <text:h text:style-name="P10" text:outline-level="5"><text:span text:style-name="T6">Swim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is streamlined and sharklike, and gains a swim speed of 30 feet.</text:p>
      <text:h text:style-name="P10" text:outline-level="5"><text:soft-page-break/><text:span text:style-name="T6">Trip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If the astral construct hits with a slam attack, it can attempt to </text:span><text:a xlink:type="simple" xlink:href="http://www.d20srd.org/srd/combat/specialAttacks.htm#trip" text:style-name="Internet_20_link" text:visited-style-name="Visited_20_Internet_20_Link"><text:span text:style-name="T8">trip</text:span></text:a><text:span text:style-name="T5"> the opponent as a </text:span><text:a xlink:type="simple" xlink:href="http://www.d20srd.org/srd/combat/actionsInCombat.htm#freeActions" text:style-name="Internet_20_link" text:visited-style-name="Visited_20_Internet_20_Link"><text:span text:style-name="T8">free action</text:span></text:a><text:span text:style-name="T5"> without making a </text:span><text:a xlink:type="simple" xlink:href="http://www.d20srd.org/srd/combat/combatStatistics.htm#touchAttacks" text:style-name="Internet_20_link" text:visited-style-name="Visited_20_Internet_20_Link"><text:span text:style-name="T8">touch attack</text:span></text:a><text:span text:style-name="T5"> or provoking </text:span><text:a xlink:type="simple" xlink:href="http://www.d20srd.org/srd/combat/attacksOfOpportunity.htm" text:style-name="Internet_20_link" text:visited-style-name="Visited_20_Internet_20_Link"><text:span text:style-name="T8">attacks of opportunity</text:span></text:a><text:span text:style-name="T5">. If the attempt fails, the opponent cannot react to trip the astral construct.</text:span></text:p>
      <text:p text:style-name="P7">Advanced Construction:</text:p>
      <text:p text:style-name="P9"><text:span text:style-name="T12">Brawn</text:span> (Ex): The astral construct does an additional +1 point of damage on a successful melee attack.</text:p>
      <text:p text:style-name="P9"><text:span text:style-name="T12">Claws</text:span> (Ex): The astral construct has razor sharp claws. Attacks are now considered claw attacks instead of slams. Damage from these claw attacks is 1d8 + Strength modifier. The claw attacks are considered slashing or piercing weapons. The type is chosen when the construct is manifested.</text:p>
      <text:p text:style-name="P9"><text:span text:style-name="T12">Dodge</text:span> (Ex): The astral construct gains the Dodge feat even if it does not meet the prerequisites.</text:p>
      <text:p text:style-name="P9"><text:span text:style-name="T12">Armor Spikes</text:span>: The construct's body is covered in spikes, which allows the construct to deal an extra 1d6 points of piercing damage with a successful trample, constrict, bull rush, or grapple attack. The construct also can make a regular melee attack with the spikes, and they deal 1d6 points of damage (x2 critical) in that case.</text:p>
      <text:h text:style-name="P19" text:outline-level="3"><text:bookmark text:name="astralConstructMenuB"/>Astral Construct Menu B</text:h>
      <text:p text:style-name="P4">A manifester creating a 4th-level, 5th-level, or 6th-level astral construct can choose one special ability from this menu. Alternatively, the construct can have two special abilities from Menu A.</text:p>
      <text:h text:style-name="P10" text:outline-level="5"><text:span text:style-name="T6">Energy Touch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If you are a kineticist with the </text:span><text:a xlink:type="simple" xlink:href="http://www.d20srd.org/srd/psionic/psionicFeats.htm#expandedKnowledge" text:style-name="Internet_20_link" text:visited-style-name="Visited_20_Internet_20_Link"><text:span text:style-name="T8">Expanded Knowledge</text:span></text:a><text:span text:style-name="T5"> feat tied to this power, the astral construct’s physical attacks are wreathed in your energy type, dealing an extra </text:span><text:a xlink:type="simple" xlink:href="javascript:void(0);" text:style-name="Internet_20_link" text:visited-style-name="Visited_20_Internet_20_Link"><text:span text:style-name="T11">1d6</text:span></text:a><text:span text:style-name="T5"> points of energy damage. Otherwise, the astral construct deals an extra </text:span><text:a xlink:type="simple" xlink:href="javascript:void(0);" text:style-name="Internet_20_link" text:visited-style-name="Visited_20_Internet_20_Link"><text:span text:style-name="T11">1d4</text:span></text:a><text:span text:style-name="T5"> points of damage of an energy type you choose (fire, cold, acid, or electricity) when you manifest the construct.</text:span></text:p>
      <text:h text:style-name="P11" text:outline-level="5">Extra Attack</text:h>
      <text:p text:style-name="P3"><text:span text:style-name="T5">If the astral construct is Medium or smaller, it gains two slam attacks instead of one when it makes a </text:span><text:a xlink:type="simple" xlink:href="http://www.d20srd.org/srd/combat/actionsInCombat.htm#fullAttack" text:style-name="Internet_20_link" text:visited-style-name="Visited_20_Internet_20_Link"><text:span text:style-name="T8">full attack</text:span></text:a><text:span text:style-name="T5">. Its bonus on damage rolls for each attack is equal to its Strength modifier, not its Strength modifier × 1½. If the astral construct is Large or larger, it gains three slams instead of two when it makes a </text:span><text:a xlink:type="simple" xlink:href="http://www.d20srd.org/srd/combat/actionsInCombat.htm#fullAttack" text:style-name="Internet_20_link" text:visited-style-name="Visited_20_Internet_20_Link"><text:span text:style-name="T8">full attack</text:span></text:a><text:span text:style-name="T5">. Its attacks are otherwise unchanged.</text:span></text:p>
      <text:h text:style-name="P10" text:outline-level="5"><text:a xlink:type="simple" xlink:href="http://www.d20srd.org/srd/specialAbilities.htm#fastHealing" text:style-name="Internet_20_link" text:visited-style-name="Visited_20_Internet_20_Link"><text:span text:style-name="T10">Fast Healing</text:span></text:a><text:span text:style-name="T6">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heals 2 hit points each round. It is still immediately destroyed when it reaches 0 hit points.</text:p>
      <text:h text:style-name="P10" text:outline-level="5"><text:span text:style-name="T6">Heavy Deflection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a +4 </text:span><text:a xlink:type="simple" xlink:href="http://www.d20srd.org/srd/theBasics.htm#deflectionBonus" text:style-name="Internet_20_link" text:visited-style-name="Visited_20_Internet_20_Link"><text:span text:style-name="T8">deflection bonus</text:span></text:a><text:span text:style-name="T5"> to Armor Class.</text:span></text:p>
      <text:h text:style-name="P10" text:outline-level="5"><text:span text:style-name="T6">Improved Buff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gains an extra 15 hit points.</text:p>
      <text:h text:style-name="P10" text:outline-level="5"><text:span text:style-name="T6">Improved Critical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www.d20srd.org/srd/feats.htm#improvedCritical" text:style-name="Internet_20_link" text:visited-style-name="Visited_20_Internet_20_Link"><text:span text:style-name="T8">Improved Critical</text:span></text:a><text:span text:style-name="T5"> feat with its slam attacks.</text:span></text:p>
      <text:h text:style-name="P10" text:outline-level="5"><text:span text:style-name="T6">Improved Damage Reduction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The astral construct’s surface forms a hard carapace and provides an additional 3 points of </text:span><text:a xlink:type="simple" xlink:href="http://www.d20srd.org/srd/specialAbilities.htm#damageReduction" text:style-name="Internet_20_link" text:visited-style-name="Visited_20_Internet_20_Link"><text:span text:style-name="T8">damage reduction</text:span></text:a><text:span text:style-name="T5"> (or damage reduction 3/magic if it does not already have damage reduction).</text:span></text:p>
      <text:h text:style-name="P10" text:outline-level="5"><text:span text:style-name="T6">Improved Fly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has physical wings and a fly speed of 40 feet (average).</text:p>
      <text:h text:style-name="P10" text:outline-level="5"><text:soft-page-break/><text:a xlink:type="simple" xlink:href="http://www.d20srd.org/srd/specialAbilities.htm#improvedGrab" text:style-name="Internet_20_link" text:visited-style-name="Visited_20_Internet_20_Link"><text:span text:style-name="T10">Improved Grab</text:span></text:a><text:span text:style-name="T6"> (</text:span><text:a xlink:type="simple" xlink:href="http://www.d20srd.org/srd/specialAbilities.htm#extraordinaryAbilities" text:style-name="Internet_20_link" text:visited-style-name="Visited_20_Internet_20_Link"><text:span text:style-name="T10">Ex</text:span></text:a><text:span text:style-name="T6">)</text:span></text:h>
      <text:p text:style-name="P4">To use this ability, the construct must hit with its slam attack. A construct can use this ability only on a target that is at least one size smaller than itself.</text:p>
      <text:h text:style-name="P11" text:outline-level="5">Improved Swim</text:h>
      <text:p text:style-name="P4">The astral construct is streamlined and sharklike, and gains a swim speed of 60 feet.</text:p>
      <text:h text:style-name="P10" text:outline-level="5"><text:span text:style-name="T6">Muscle (</text:span><text:a xlink:type="simple" xlink:href="http://www.d20srd.org/srd/specialAbilities.htm#extraordinaryAbilities" text:style-name="Internet_20_link" text:visited-style-name="Visited_20_Internet_20_Link"><text:span text:style-name="T10">Ex</text:span></text:a><text:span text:style-name="T6">)</text:span></text:h>
      <text:p text:style-name="P4">The astral construct gains a +4 bonus to its Strength score.</text:p>
      <text:h text:style-name="P10" text:outline-level="5"><text:a xlink:type="simple" xlink:href="http://www.d20srd.org/srd/specialAbilities.htm#poison" text:style-name="Internet_20_link" text:visited-style-name="Visited_20_Internet_20_Link"><text:span text:style-name="T10">Poison</text:span></text:a><text:span text:style-name="T6"> Touch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If the astral construct hits with a melee attack, the target must make an initial </text:span><text:a xlink:type="simple" xlink:href="http://www.d20srd.org/srd/combat/combatStatistics.htm#fortitude" text:style-name="Internet_20_link" text:visited-style-name="Visited_20_Internet_20_Link"><text:span text:style-name="T8">Fortitude save</text:span></text:a><text:span text:style-name="T5"> (DC 10 + ½ astral construct’s HD + astral construct’s Cha modifier) or take 1 point of Constitution damage. One minute later, the target must save again or take </text:span><text:a xlink:type="simple" xlink:href="javascript:void(0);" text:style-name="Internet_20_link" text:visited-style-name="Visited_20_Internet_20_Link"><text:span text:style-name="T11">1d2</text:span></text:a><text:span text:style-name="T5"> points of Constitution damage.</text:span></text:p>
      <text:h text:style-name="P10" text:outline-level="5"><text:a xlink:type="simple" xlink:href="http://www.d20srd.org/srd/specialAbilities.htm#pounce" text:style-name="Internet_20_link" text:visited-style-name="Visited_20_Internet_20_Link"><text:span text:style-name="T10">Pounce</text:span></text:a><text:span text:style-name="T6">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If the astral construct </text:span><text:a xlink:type="simple" xlink:href="http://www.d20srd.org/srd/combat/specialAttacks.htm#charge" text:style-name="Internet_20_link" text:visited-style-name="Visited_20_Internet_20_Link"><text:span text:style-name="T8">charges</text:span></text:a><text:span text:style-name="T5"> a foe, it can make a </text:span><text:a xlink:type="simple" xlink:href="http://www.d20srd.org/srd/combat/actionsInCombat.htm#fullAttack" text:style-name="Internet_20_link" text:visited-style-name="Visited_20_Internet_20_Link"><text:span text:style-name="T8">full attack</text:span></text:a><text:span text:style-name="T5">.</text:span></text:p>
      <text:h text:style-name="P10" text:outline-level="5"><text:span text:style-name="T6">Smite (</text:span><text:a xlink:type="simple" xlink:href="http://www.d20srd.org/srd/specialAbilities.htm#supernaturalAbilities" text:style-name="Internet_20_link" text:visited-style-name="Visited_20_Internet_20_Link"><text:span text:style-name="T10">Su</text:span></text:a><text:span text:style-name="T6">)</text:span></text:h>
      <text:p text:style-name="P4">Once per day the astral construct can make one attack that deals extra damage equal to its Hit Dice.</text:p>
      <text:h text:style-name="P10" text:outline-level="5"><text:a xlink:type="simple" xlink:href="http://www.d20srd.org/srd/specialAbilities.htm#trample" text:style-name="Internet_20_link" text:visited-style-name="Visited_20_Internet_20_Link"><text:span text:style-name="T10">Trample</text:span></text:a><text:span text:style-name="T6"> (</text:span><text:a xlink:type="simple" xlink:href="http://www.d20srd.org/srd/specialAbilities.htm#extraordinaryAbilities" text:style-name="Internet_20_link" text:visited-style-name="Visited_20_Internet_20_Link"><text:span text:style-name="T10">Ex</text:span></text:a><text:span text:style-name="T6">)</text:span></text:h>
      <text:p text:style-name="P3"><text:span text:style-name="T5">As a </text:span><text:a xlink:type="simple" xlink:href="http://www.d20srd.org/srd/combat/actionsInCombat.htm#standardActions" text:style-name="Internet_20_link" text:visited-style-name="Visited_20_Internet_20_Link"><text:span text:style-name="T8">standard action</text:span></text:a><text:span text:style-name="T5"> during its turn each round, a Large or larger astral construct can literally run over an opponent at least one size smaller than itself. It merely has to move over the opponent to deal bludgeoning damage equal to 1d8 + its Str modifier. The target can attempt a </text:span><text:a xlink:type="simple" xlink:href="http://www.d20srd.org/srd/combat/combatStatistics.htm#reflex" text:style-name="Internet_20_link" text:visited-style-name="Visited_20_Internet_20_Link"><text:span text:style-name="T8">Reflex save</text:span></text:a><text:span text:style-name="T5"> (DC 10 + ½ astral construct’s Hit Dice + astral construct’s Str modifier) to negate the damage, or it can instead choose to make an </text:span><text:a xlink:type="simple" xlink:href="http://www.d20srd.org/srd/combat/attacksOfOpportunity.htm" text:style-name="Internet_20_link" text:visited-style-name="Visited_20_Internet_20_Link"><text:span text:style-name="T8">attack of opportunity</text:span></text:a><text:span text:style-name="T5"> at a -4 penalty.</text:span></text:p>
      <text:p text:style-name="P5"/>
      <text:p text:style-name="P7">Advanced Construction:</text:p>
      <text:p text:style-name="P8"><text:span text:style-name="T7">Great Cleave</text:span><text:span text:style-name="T6"> (Ex): The astral construct gains the Great Cleave feat even if it does not meet the prerequisites. </text:span></text:p>
      <text:p text:style-name="P8"><text:span text:style-name="T7">Improved Brawn</text:span><text:span text:style-name="T6"> (Ex): The astral construct deals an additional +3 points of damage on a successful melee attack.</text:span></text:p>
      <text:p text:style-name="P8"><text:span text:style-name="T7">Reach</text:span><text:span text:style-name="T6"> (Ex): The astral construct's arms elongate, which increases its reach by 5 feet.</text:span></text:p>
      <text:p text:style-name="P8"><text:span text:style-name="T7">Stunning Fist</text:span><text:span text:style-name="T6"> (Ex): The astral construct gains the Stunning Fist feat even if it does not meet the prerequisites.</text:span></text:p>
      <text:h text:style-name="P20" text:outline-level="3"><text:bookmark text:name="astralConstructMenuC"/>Astral Construct Menu C</text:h>
      <text:p text:style-name="P4">A manifester creating a 7th-level, 8th-level, or 9th-level astral construct can choose one special ability from this menu. Alternatively, the astral construct can have two special abilities from Menu B. (One or both of the Menu B choices can be swapped for two choices from Menu A.)</text:p>
      <text:h text:style-name="P10" text:outline-level="5"><text:a xlink:type="simple" xlink:href="https://www.d20srd.org/srd/specialAbilities.htm#blindsightAndBlindsense" text:style-name="Internet_20_link" text:visited-style-name="Visited_20_Internet_20_Link"><text:span text:style-name="T10">Blindsight</text:span></text:a><text:span text:style-name="T6"> (</text:span><text:a xlink:type="simple" xlink:href="https://www.d20srd.org/srd/specialAbilities.htm#extraordinaryAbilities" text:style-name="Internet_20_link" text:visited-style-name="Visited_20_Internet_20_Link"><text:span text:style-name="T10">Ex</text:span></text:a><text:span text:style-name="T6">)</text:span></text:h>
      <text:p text:style-name="P3"><text:span text:style-name="T5">The astral construct has </text:span><text:a xlink:type="simple" xlink:href="https://www.d20srd.org/srd/specialAbilities.htm#blindsightAndBlindsense" text:style-name="Internet_20_link" text:visited-style-name="Visited_20_Internet_20_Link"><text:span text:style-name="T8">blindsight</text:span></text:a><text:span text:style-name="T5"> out to 60 feet.</text:span></text:p>
      <text:h text:style-name="P11" text:outline-level="5">Concussion (Ps)</text:h>
      <text:p text:style-name="P3"><text:span text:style-name="T5">The astral construct can manifest </text:span><text:a xlink:type="simple" xlink:href="https://www.d20srd.org/srd/psionic/powers/concussionBlast.htm" text:style-name="Internet_20_link" text:visited-style-name="Visited_20_Internet_20_Link"><text:span text:style-name="T9">concussion blast</text:span></text:a><text:span text:style-name="T5"> (manifester level 7th) as a </text:span><text:a xlink:type="simple" xlink:href="https://www.d20srd.org/srd/combat/actionsInCombat.htm#freeActions" text:style-name="Internet_20_link" text:visited-style-name="Visited_20_Internet_20_Link"><text:span text:style-name="T8">free action</text:span></text:a><text:span text:style-name="T5"> once per round.</text:span></text:p>
      <text:h text:style-name="P10" text:outline-level="5"><text:soft-page-break/><text:a xlink:type="simple" xlink:href="https://www.d20srd.org/srd/specialAbilities.htm#constrict" text:style-name="Internet_20_link" text:visited-style-name="Visited_20_Internet_20_Link"><text:span text:style-name="T10">Constrict</text:span></text:a><text:span text:style-name="T6"> (</text:span><text:a xlink:type="simple" xlink:href="https://www.d20srd.org/srd/specialAbilities.htm#extraordinaryAbilities" text:style-name="Internet_20_link" text:visited-style-name="Visited_20_Internet_20_Link"><text:span text:style-name="T10">Ex</text:span></text:a><text:span text:style-name="T6">)</text:span></text:h>
      <text:p text:style-name="P3"><text:span text:style-name="T5">The astral construct has the </text:span><text:a xlink:type="simple" xlink:href="https://www.d20srd.org/srd/specialAbilities.htm#improvedGrab" text:style-name="Internet_20_link" text:visited-style-name="Visited_20_Internet_20_Link"><text:span text:style-name="T8">improved grab</text:span></text:a><text:span text:style-name="T5"> ability with its slam attack. In addition, on a successful </text:span><text:a xlink:type="simple" xlink:href="https://www.d20srd.org/srd/combat/specialAttacks.htm#grappleChecks" text:style-name="Internet_20_link" text:visited-style-name="Visited_20_Internet_20_Link"><text:span text:style-name="T8">grapple check</text:span></text:a><text:span text:style-name="T5">, the astral construct deals damage equal to its slam damage.</text:span></text:p>
      <text:h text:style-name="P11" text:outline-level="5">Dimension Slide (Ps)</text:h>
      <text:p text:style-name="P3"><text:span text:style-name="T5">The astral construct can manifest </text:span><text:a xlink:type="simple" xlink:href="https://www.d20srd.org/srd/psionic/powers/dimensionSlide.htm" text:style-name="Internet_20_link" text:visited-style-name="Visited_20_Internet_20_Link"><text:span text:style-name="T9">dimension slide</text:span></text:a><text:span text:style-name="T5"> (manifester level equal to Hit Dice) as a </text:span><text:a xlink:type="simple" xlink:href="https://www.d20srd.org/srd/combat/actionsInCombat.htm#moveActions" text:style-name="Internet_20_link" text:visited-style-name="Visited_20_Internet_20_Link"><text:span text:style-name="T8">move action</text:span></text:a><text:span text:style-name="T5"> once per round.</text:span></text:p>
      <text:h text:style-name="P11" text:outline-level="5">Energy Bolt (Ps)</text:h>
      <text:p text:style-name="P3"><text:span text:style-name="T5">The astral construct can manifest </text:span><text:a xlink:type="simple" xlink:href="https://www.d20srd.org/srd/psionic/powers/energyBolt.htm" text:style-name="Internet_20_link" text:visited-style-name="Visited_20_Internet_20_Link"><text:span text:style-name="T9">energy bolt</text:span></text:a><text:span text:style-name="T5"> (manifester level 8th) as a </text:span><text:a xlink:type="simple" xlink:href="https://www.d20srd.org/srd/combat/actionsInCombat.htm#standardActions" text:style-name="Internet_20_link" text:visited-style-name="Visited_20_Internet_20_Link"><text:span text:style-name="T8">standard action</text:span></text:a><text:span text:style-name="T5"> once per round. The creator sets the energy type that the astral construct can manifest when he creates it.</text:span></text:p>
      <text:h text:style-name="P10" text:outline-level="5"><text:span text:style-name="T6">Extra Buff (</text:span><text:a xlink:type="simple" xlink:href="https://www.d20srd.org/srd/specialAbilities.htm#extraordinaryAbilities" text:style-name="Internet_20_link" text:visited-style-name="Visited_20_Internet_20_Link"><text:span text:style-name="T10">Ex</text:span></text:a><text:span text:style-name="T6">)</text:span></text:h>
      <text:p text:style-name="P4">The astral construct gains an extra 30 hit points.</text:p>
      <text:h text:style-name="P10" text:outline-level="5"><text:span text:style-name="T6">Extreme </text:span><text:a xlink:type="simple" xlink:href="https://www.d20srd.org/srd/specialAbilities.htm#damageReduction" text:style-name="Internet_20_link" text:visited-style-name="Visited_20_Internet_20_Link"><text:span text:style-name="T10">Damage Reduction</text:span></text:a><text:span text:style-name="T6"> (</text:span><text:a xlink:type="simple" xlink:href="https://www.d20srd.org/srd/specialAbilities.htm#extraordinaryAbilities" text:style-name="Internet_20_link" text:visited-style-name="Visited_20_Internet_20_Link"><text:span text:style-name="T10">Ex</text:span></text:a><text:span text:style-name="T6">)</text:span></text:h>
      <text:p text:style-name="P3"><text:span text:style-name="T5">The astral construct’s surface forms hard, armor-like plates and provides an additional 6 points of </text:span><text:a xlink:type="simple" xlink:href="https://www.d20srd.org/srd/specialAbilities.htm#damageReduction" text:style-name="Internet_20_link" text:visited-style-name="Visited_20_Internet_20_Link"><text:span text:style-name="T8">damage reduction</text:span></text:a><text:span text:style-name="T5">.</text:span></text:p>
      <text:h text:style-name="P10" text:outline-level="5"><text:span text:style-name="T6">Extreme Deflection (</text:span><text:a xlink:type="simple" xlink:href="https://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a +8 </text:span><text:a xlink:type="simple" xlink:href="https://www.d20srd.org/srd/theBasics.htm#deflectionBonus" text:style-name="Internet_20_link" text:visited-style-name="Visited_20_Internet_20_Link"><text:span text:style-name="T8">deflection bonus</text:span></text:a><text:span text:style-name="T5"> to Armor Class.</text:span></text:p>
      <text:h text:style-name="P10" text:outline-level="5"><text:span text:style-name="T6">Natural </text:span><text:a xlink:type="simple" xlink:href="https://www.d20srd.org/srd/specialAbilities.htm#invisibility" text:style-name="Internet_20_link" text:visited-style-name="Visited_20_Internet_20_Link"><text:span text:style-name="T10">Invisibility</text:span></text:a><text:span text:style-name="T6"> (</text:span><text:a xlink:type="simple" xlink:href="https://www.d20srd.org/srd/specialAbilities.htm#supernaturalAbilities" text:style-name="Internet_20_link" text:visited-style-name="Visited_20_Internet_20_Link"><text:span text:style-name="T10">Su</text:span></text:a><text:span text:style-name="T6">)</text:span></text:h>
      <text:p text:style-name="P3"><text:span text:style-name="T5">The astral construct is constantly </text:span><text:a xlink:type="simple" xlink:href="https://www.d20srd.org/srd/conditionSummary.htm#invisible" text:style-name="Internet_20_link" text:visited-style-name="Visited_20_Internet_20_Link"><text:span text:style-name="T8">invisible</text:span></text:a><text:span text:style-name="T5">, even when attacking. This ability is inherent and not subject to the </text:span><text:a xlink:type="simple" xlink:href="https://www.d20srd.org/srd/spells/invisibilityPurge.htm" text:style-name="Internet_20_link" text:visited-style-name="Visited_20_Internet_20_Link"><text:span text:style-name="T9">invisibility purge</text:span></text:a><text:span text:style-name="T5"> spell.</text:span></text:p>
      <text:h text:style-name="P10" text:outline-level="5"><text:span text:style-name="T6">Power Resistance (</text:span><text:a xlink:type="simple" xlink:href="https://www.d20srd.org/srd/specialAbilities.htm#extraordinaryAbilities" text:style-name="Internet_20_link" text:visited-style-name="Visited_20_Internet_20_Link"><text:span text:style-name="T10">Ex</text:span></text:a><text:span text:style-name="T6">)</text:span></text:h>
      <text:p text:style-name="P4">The astral construct gains power resistance equal to 10 + its Hit Dice.</text:p>
      <text:h text:style-name="P10" text:outline-level="5"><text:span text:style-name="T6">Rend (</text:span><text:a xlink:type="simple" xlink:href="https://www.d20srd.org/srd/specialAbilities.htm#extraordinaryAbilities" text:style-name="Internet_20_link" text:visited-style-name="Visited_20_Internet_20_Link"><text:span text:style-name="T10">Ex</text:span></text:a><text:span text:style-name="T6">)</text:span></text:h>
      <text:p text:style-name="P4">The astral construct makes claw attacks instead of slam attacks (it deals the same amount of damage as it would with its slam damage, but does slashing damage instead of bludgeoning damage). An astral construct that hits the same opponent with two claw attacks in the same round rends its foe, which deals extra damage equal to 2d6 + 1½ times its Str modifier.</text:p>
      <text:h text:style-name="P10" text:outline-level="5"><text:span text:style-name="T6">Spring Attack (</text:span><text:a xlink:type="simple" xlink:href="https://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s://www.d20srd.org/srd/feats.htm#springAttack" text:style-name="Internet_20_link" text:visited-style-name="Visited_20_Internet_20_Link"><text:span text:style-name="T8">Spring Attack</text:span></text:a><text:span text:style-name="T5"> feat.</text:span></text:p>
      <text:h text:style-name="P10" text:outline-level="5"><text:span text:style-name="T6">Whirlwind Attack (</text:span><text:a xlink:type="simple" xlink:href="https://www.d20srd.org/srd/specialAbilities.htm#extraordinaryAbilities" text:style-name="Internet_20_link" text:visited-style-name="Visited_20_Internet_20_Link"><text:span text:style-name="T10">Ex</text:span></text:a><text:span text:style-name="T6">)</text:span></text:h>
      <text:p text:style-name="P3"><text:span text:style-name="T5">The astral construct gains the </text:span><text:a xlink:type="simple" xlink:href="https://www.d20srd.org/srd/feats.htm#whirlwindAttack" text:style-name="Internet_20_link" text:visited-style-name="Visited_20_Internet_20_Link"><text:span text:style-name="T8">Whirlwind Attack</text:span></text:a><text:span text:style-name="T5"> feat.</text:span></text:p>
      <text:p text:style-name="P7">Advanced Construction:</text:p>
      <text:p text:style-name="P6">Extra Brawn (Ex): The astral construct deals an additional +5 points of damage on a</text:p>
      <text:p text:style-name="P6">successful melee attack.</text:p>
      <text:p text:style-name="P6">Tail Slap (Ex): The astral construct has a tail, and it can slap one opponent each round with</text:p>
      <text:p text:style-name="P6">its tail. A tail slap deals 2d8 points of damage plus 1-1/2 times its Strength bonus (round</text:p>
      <text:p text:style-name="P6">down) and is treated as a secondary attack (BAB-5+Str to h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rebuchet MS" svg:font-family="'Trebuchet MS', Verdana, sans-serif"/>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3T23:10:10.45</meta:creation-date>
    <dc:date>2020-04-09T17:10:13.30</dc:date>
    <meta:editing-duration>PT19H47M21S</meta:editing-duration>
    <meta:editing-cycles>11</meta:editing-cycles>
    <meta:generator>OpenOffice/4.1.7$Win32 OpenOffice.org_project/417m1$Build-9800</meta:generator>
    <meta:document-statistic meta:table-count="3" meta:image-count="0" meta:object-count="0" meta:page-count="7" meta:paragraph-count="380" meta:word-count="2297" meta:character-count="13184"/>
  </office:meta>
</office:document-meta>
</file>